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5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8">
      <style:table-cell-properties style:vertical-align="automatic" fo:background-color="transparent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Excel_BuiltIn_Comma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4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0.00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AGO-201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4" table:default-cell-style-name="ce1"/>
        <table:table-column table:style-name="co13" table:number-columns-repeated="15360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496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Agosto-2015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414.3" table:style-name="ce14">
            <text:p>414<text:s/></text:p>
          </table:table-cell>
          <table:table-cell office:value-type="float" office:value="13671048.550000001" table:style-name="ce14">
            <text:p>13.671.049<text:s/></text:p>
          </table:table-cell>
          <table:table-cell office:value-type="float" office:value="43908575.520000003" table:style-name="ce14">
            <text:p>43.908.576<text:s/></text:p>
          </table:table-cell>
          <table:table-cell office:value-type="float" office:value="69964.94" table:style-name="ce14">
            <text:p>69.965<text:s/></text:p>
          </table:table-cell>
          <table:table-cell office:value-type="float" office:value="72481629.170000002" table:style-name="ce14">
            <text:p>72.481.629<text:s/></text:p>
          </table:table-cell>
          <table:table-cell office:value-type="float" office:value="51952968.240000002" table:style-name="ce14">
            <text:p>51.952.968<text:s/></text:p>
          </table:table-cell>
          <table:table-cell office:value-type="float" office:value="3560641.77" table:style-name="ce14">
            <text:p>3.560.642<text:s/></text:p>
          </table:table-cell>
          <table:table-cell office:value-type="float" office:value="216818415.83000001" table:style-name="ce14">
            <text:p>216.818.416<text:s/></text:p>
          </table:table-cell>
          <table:table-cell office:value-type="float" office:value="46212630.140000001" table:style-name="ce14">
            <text:p>46.212.630<text:s/></text:p>
          </table:table-cell>
          <table:table-cell office:value-type="float" office:value="5979031.3200000003" table:style-name="ce14">
            <text:p>5.979.031<text:s/></text:p>
          </table:table-cell>
          <table:table-cell office:value-type="float" office:value="79507511.030000001" table:style-name="ce14">
            <text:p>79.507.511<text:s/></text:p>
          </table:table-cell>
          <table:table-cell office:value-type="float" office:value="212446.59" table:style-name="ce14">
            <text:p>212.447<text:s/></text:p>
          </table:table-cell>
          <table:table-cell office:value-type="float" office:value="1081856.3899999999" table:style-name="ce14">
            <text:p>1.081.856<text:s/></text:p>
          </table:table-cell>
          <table:table-cell office:value-type="float" office:value="6062229.5999999996" table:style-name="ce14">
            <text:p>6.062.230<text:s/></text:p>
          </table:table-cell>
          <table:table-cell office:value-type="float" office:value="5510623.5" table:style-name="ce14">
            <text:p>5.510.624<text:s/></text:p>
          </table:table-cell>
          <table:table-cell office:value-type="float" office:value="109418226.04000001" table:style-name="ce14">
            <text:p>109.418.226<text:s/></text:p>
          </table:table-cell>
          <table:table-cell office:value-type="float" office:value="22179.599999999999" table:style-name="ce14">
            <text:p>22.180<text:s/></text:p>
          </table:table-cell>
          <table:table-cell office:value-type="float" office:value="248868620.21000001" table:style-name="ce14">
            <text:p>248.868.620<text:s/></text:p>
          </table:table-cell>
          <table:table-cell office:value-type="float" office:value="317653130.67000002" table:style-name="ce14">
            <text:p>317.653.131<text:s/></text:p>
          </table:table-cell>
          <table:table-cell office:value-type="float" office:value="1303796.0900000001" table:style-name="ce14">
            <text:p>1.303.796<text:s/></text:p>
          </table:table-cell>
          <table:table-cell office:value-type="float" office:value="63814.99" table:style-name="ce14">
            <text:p>63.815<text:s/></text:p>
          </table:table-cell>
          <table:table-cell office:value-type="float" office:value="20419.14" table:style-name="ce14">
            <text:p>20.419<text:s/></text:p>
          </table:table-cell>
          <table:table-cell office:value-type="float" office:value="98451896.359999999" table:style-name="ce14">
            <text:p>98.451.896<text:s/></text:p>
          </table:table-cell>
          <table:table-cell office:value-type="float" office:value="486068537.69" table:style-name="ce14">
            <text:p>486.068.538<text:s/></text:p>
          </table:table-cell>
          <table:table-cell office:value-type="float" office:value="159732.01" table:style-name="ce14">
            <text:p>159.732<text:s/></text:p>
          </table:table-cell>
          <table:table-cell office:value-type="float" office:value="1582027003.0899999" table:style-name="ce14">
            <text:p>1.582.027.003<text:s/></text:p>
          </table:table-cell>
          <table:table-cell office:value-type="float" office:value="113.58" table:style-name="ce14">
            <text:p>114<text:s/></text:p>
          </table:table-cell>
          <table:table-cell office:value-type="float" office:value="3391087456.3599997" table:style-name="ce15">
            <text:p>3.391.087.45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-0.14000000000000001" table:style-name="ce14">
            <text:p>(0)</text:p>
          </table:table-cell>
          <table:table-cell office:value-type="float" office:value="1254.54" table:style-name="ce14">
            <text:p>1.255<text:s/></text:p>
          </table:table-cell>
          <table:table-cell office:value-type="float" office:value="-3.29" table:style-name="ce14">
            <text:p>(3)</text:p>
          </table:table-cell>
          <table:table-cell office:value-type="float" office:value="0" table:style-name="ce14">
            <text:p>-<text:s/></text:p>
          </table:table-cell>
          <table:table-cell office:value-type="float" office:value="20885.11" table:style-name="ce14">
            <text:p>20.885<text:s/></text:p>
          </table:table-cell>
          <table:table-cell office:value-type="float" office:value="-25.27" table:style-name="ce14">
            <text:p>(25)</text:p>
          </table:table-cell>
          <table:table-cell office:value-type="float" office:value="-96.23" table:style-name="ce14">
            <text:p>(96)</text:p>
          </table:table-cell>
          <table:table-cell office:value-type="float" office:value="-89.52" table:style-name="ce14">
            <text:p>(90)</text:p>
          </table:table-cell>
          <table:table-cell office:value-type="float" office:value="20731.84" table:style-name="ce14">
            <text:p>20.732<text:s/></text:p>
          </table:table-cell>
          <table:table-cell office:value-type="float" office:value="263.36" table:style-name="ce14">
            <text:p>263<text:s/></text:p>
          </table:table-cell>
          <table:table-cell office:value-type="float" office:value="-817.26" table:style-name="ce14">
            <text:p>(817)</text:p>
          </table:table-cell>
          <table:table-cell office:value-type="float" office:value="-33.07" table:style-name="ce14">
            <text:p>(33)</text:p>
          </table:table-cell>
          <table:table-cell office:value-type="float" office:value="19078.36" table:style-name="ce14">
            <text:p>19.078<text:s/></text:p>
          </table:table-cell>
          <table:table-cell office:value-type="float" office:value="57539.22" table:style-name="ce14">
            <text:p>57.539<text:s/></text:p>
          </table:table-cell>
          <table:table-cell office:value-type="float" office:value="-152.61000000000001" table:style-name="ce14">
            <text:p>(153)</text:p>
          </table:table-cell>
          <table:table-cell office:value-type="float" office:value="24721.29" table:style-name="ce14">
            <text:p>24.721<text:s/></text:p>
          </table:table-cell>
          <table:table-cell office:value-type="float" office:value="-14.66" table:style-name="ce14">
            <text:p>(15)</text:p>
          </table:table-cell>
          <table:table-cell office:value-type="float" office:value="294853.40999999997" table:style-name="ce14">
            <text:p>294.853<text:s/></text:p>
          </table:table-cell>
          <table:table-cell office:value-type="float" office:value="42998.79" table:style-name="ce14">
            <text:p>42.999<text:s/></text:p>
          </table:table-cell>
          <table:table-cell office:value-type="float" office:value="-2.04" table:style-name="ce14">
            <text:p>(2)</text:p>
          </table:table-cell>
          <table:table-cell office:value-type="float" office:value="-13.57" table:style-name="ce14">
            <text:p>(14)</text:p>
          </table:table-cell>
          <table:table-cell office:value-type="float" office:value="-1.89" table:style-name="ce14">
            <text:p>(2)</text:p>
          </table:table-cell>
          <table:table-cell office:value-type="float" office:value="162571.1" table:style-name="ce14">
            <text:p>162.571<text:s/></text:p>
          </table:table-cell>
          <table:table-cell office:value-type="float" office:value="79376.5" table:style-name="ce14">
            <text:p>79.377<text:s/></text:p>
          </table:table-cell>
          <table:table-cell office:value-type="float" office:value="-1.35" table:style-name="ce14">
            <text:p>(1)</text:p>
          </table:table-cell>
          <table:table-cell office:value-type="float" office:value="-810594.46" table:style-name="ce14">
            <text:p>(810.594)</text:p>
          </table:table-cell>
          <table:table-cell office:value-type="float" office:value="-0.05" table:style-name="ce14">
            <text:p>(0)</text:p>
          </table:table-cell>
          <table:table-cell office:value-type="float" office:value="-87571.88999999997" table:style-name="ce15">
            <text:p>(87.572)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155285.13" table:style-name="ce14">
            <text:p>155.285<text:s/></text:p>
          </table:table-cell>
          <table:table-cell office:value-type="float" office:value="2076363.34" table:style-name="ce14">
            <text:p>2.076.363<text:s/></text:p>
          </table:table-cell>
          <table:table-cell office:value-type="float" office:value="13537951.08" table:style-name="ce14">
            <text:p>13.537.951<text:s/></text:p>
          </table:table-cell>
          <table:table-cell office:value-type="float" office:value="81315.17" table:style-name="ce14">
            <text:p>81.315<text:s/></text:p>
          </table:table-cell>
          <table:table-cell office:value-type="float" office:value="128386802.06999999" table:style-name="ce14">
            <text:p>128.386.802<text:s/></text:p>
          </table:table-cell>
          <table:table-cell office:value-type="float" office:value="32189660.16" table:style-name="ce14">
            <text:p>32.189.660<text:s/></text:p>
          </table:table-cell>
          <table:table-cell office:value-type="float" office:value="6519590.75" table:style-name="ce14">
            <text:p>6.519.591<text:s/></text:p>
          </table:table-cell>
          <table:table-cell office:value-type="float" office:value="154501002.53999999" table:style-name="ce14">
            <text:p>154.501.003<text:s/></text:p>
          </table:table-cell>
          <table:table-cell office:value-type="float" office:value="19533291.25" table:style-name="ce14">
            <text:p>19.533.291<text:s/></text:p>
          </table:table-cell>
          <table:table-cell office:value-type="float" office:value="7160839.7999999998" table:style-name="ce14">
            <text:p>7.160.840<text:s/></text:p>
          </table:table-cell>
          <table:table-cell office:value-type="float" office:value="393424071.17000002" table:style-name="ce14">
            <text:p>393.424.071<text:s/></text:p>
          </table:table-cell>
          <table:table-cell office:value-type="float" office:value="7309869.7599999998" table:style-name="ce14">
            <text:p>7.309.870<text:s/></text:p>
          </table:table-cell>
          <table:table-cell office:value-type="float" office:value="8826193.0999999996" table:style-name="ce14">
            <text:p>8.826.193<text:s/></text:p>
          </table:table-cell>
          <table:table-cell office:value-type="float" office:value="7362330.4400000004" table:style-name="ce14">
            <text:p>7.362.330<text:s/></text:p>
          </table:table-cell>
          <table:table-cell office:value-type="float" office:value="6305733.2599999998" table:style-name="ce14">
            <text:p>6.305.733<text:s/></text:p>
          </table:table-cell>
          <table:table-cell office:value-type="float" office:value="101106872.58" table:style-name="ce14">
            <text:p>101.106.873<text:s/></text:p>
          </table:table-cell>
          <table:table-cell office:value-type="float" office:value="3364801.09" table:style-name="ce14">
            <text:p>3.364.801<text:s/></text:p>
          </table:table-cell>
          <table:table-cell office:value-type="float" office:value="260112447.84999999" table:style-name="ce14">
            <text:p>260.112.448<text:s/></text:p>
          </table:table-cell>
          <table:table-cell office:value-type="float" office:value="277041384.19" table:style-name="ce14">
            <text:p>277.041.384<text:s/></text:p>
          </table:table-cell>
          <table:table-cell office:value-type="float" office:value="3272328.56" table:style-name="ce14">
            <text:p>3.272.329<text:s/></text:p>
          </table:table-cell>
          <table:table-cell office:value-type="float" office:value="2101503.3199999998" table:style-name="ce14">
            <text:p>2.101.503<text:s/></text:p>
          </table:table-cell>
          <table:table-cell office:value-type="float" office:value="93285.06" table:style-name="ce14">
            <text:p>93.285<text:s/></text:p>
          </table:table-cell>
          <table:table-cell office:value-type="float" office:value="468056125.62" table:style-name="ce14">
            <text:p>468.056.126<text:s/></text:p>
          </table:table-cell>
          <table:table-cell office:value-type="float" office:value="302235774.38" table:style-name="ce14">
            <text:p>302.235.774<text:s/></text:p>
          </table:table-cell>
          <table:table-cell office:value-type="float" office:value="5239709.6399999997" table:style-name="ce14">
            <text:p>5.239.710<text:s/></text:p>
          </table:table-cell>
          <table:table-cell office:value-type="float" office:value="1734473476.9200001" table:style-name="ce14">
            <text:p>1.734.473.477<text:s/></text:p>
          </table:table-cell>
          <table:table-cell office:value-type="float" office:value="251591.27" table:style-name="ce14">
            <text:p>251.591<text:s/></text:p>
          </table:table-cell>
          <table:table-cell office:value-type="float" office:value="3944719599.5" table:style-name="ce15">
            <text:p>3.944.719.60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96487.58" table:style-name="ce14">
            <text:p>96.488<text:s/></text:p>
          </table:table-cell>
          <table:table-cell office:value-type="float" office:value="10000" table:style-name="ce14">
            <text:p>10.000<text:s/></text:p>
          </table:table-cell>
          <table:table-cell office:value-type="float" office:value="44809.7" table:style-name="ce14">
            <text:p>44.810<text:s/></text:p>
          </table:table-cell>
          <table:table-cell office:value-type="float" office:value="8000" table:style-name="ce17">
            <text:p>8.000,00<text:s/></text:p>
          </table:table-cell>
          <table:table-cell office:value-type="float" office:value="17435.41" table:style-name="ce14">
            <text:p>17.43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35471950.03999999" table:style-name="ce14">
            <text:p>235.471.950<text:s/></text:p>
          </table:table-cell>
          <table:table-cell office:value-type="float" office:value="4560" table:style-name="ce14">
            <text:p>4.56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8.51" table:style-name="ce14">
            <text:p>2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012.9" table:style-name="ce14">
            <text:p>2.013<text:s/></text:p>
          </table:table-cell>
          <table:table-cell office:value-type="float" office:value="3438.8" table:style-name="ce14">
            <text:p>3.439<text:s/></text:p>
          </table:table-cell>
          <table:table-cell office:value-type="float" office:value="39843.17" table:style-name="ce14">
            <text:p>39.84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73126507.38999999" table:style-name="ce14">
            <text:p>173.126.507<text:s/></text:p>
          </table:table-cell>
          <table:table-cell office:value-type="float" office:value="5360.79" table:style-name="ce14">
            <text:p>5.361<text:s/></text:p>
          </table:table-cell>
          <table:table-cell office:value-type="float" office:value="200185.9" table:style-name="ce14">
            <text:p>200.186<text:s/></text:p>
          </table:table-cell>
          <table:table-cell office:value-type="float" office:value="10.199999999999999" table:style-name="ce14">
            <text:p>1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09030630.38999999" table:style-name="ce15">
            <text:p>409.030.63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16696.69" table:style-name="ce14">
            <text:p>116.697<text:s/></text:p>
          </table:table-cell>
          <table:table-cell office:value-type="float" office:value="351334" table:style-name="ce14">
            <text:p>351.334<text:s/></text:p>
          </table:table-cell>
          <table:table-cell office:value-type="float" office:value="1699748.52" table:style-name="ce14">
            <text:p>1.699.74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0872455.25" table:style-name="ce14">
            <text:p>10.872.455<text:s/></text:p>
          </table:table-cell>
          <table:table-cell office:value-type="float" office:value="7528116.6699999999" table:style-name="ce14">
            <text:p>7.528.117<text:s/></text:p>
          </table:table-cell>
          <table:table-cell office:value-type="float" office:value="1687373.14" table:style-name="ce14">
            <text:p>1.687.373<text:s/></text:p>
          </table:table-cell>
          <table:table-cell office:value-type="float" office:value="369733.04" table:style-name="ce14">
            <text:p>369.733<text:s/></text:p>
          </table:table-cell>
          <table:table-cell office:value-type="float" office:value="3640511.5" table:style-name="ce14">
            <text:p>3.640.512<text:s/></text:p>
          </table:table-cell>
          <table:table-cell office:value-type="float" office:value="5433989.4500000002" table:style-name="ce14">
            <text:p>5.433.989<text:s/></text:p>
          </table:table-cell>
          <table:table-cell office:value-type="float" office:value="15205679.59" table:style-name="ce14">
            <text:p>15.205.680<text:s/></text:p>
          </table:table-cell>
          <table:table-cell office:value-type="float" office:value="282248.7" table:style-name="ce14">
            <text:p>282.249<text:s/></text:p>
          </table:table-cell>
          <table:table-cell office:value-type="float" office:value="4788406.1900000004" table:style-name="ce14">
            <text:p>4.788.406<text:s/></text:p>
          </table:table-cell>
          <table:table-cell office:value-type="float" office:value="2030688.53" table:style-name="ce14">
            <text:p>2.030.689<text:s/></text:p>
          </table:table-cell>
          <table:table-cell office:value-type="float" office:value="1801986.83" table:style-name="ce14">
            <text:p>1.801.987<text:s/></text:p>
          </table:table-cell>
          <table:table-cell office:value-type="float" office:value="17316368.219999999" table:style-name="ce14">
            <text:p>17.316.368<text:s/></text:p>
          </table:table-cell>
          <table:table-cell office:value-type="float" office:value="1184670.78" table:style-name="ce14">
            <text:p>1.184.671<text:s/></text:p>
          </table:table-cell>
          <table:table-cell office:value-type="float" office:value="3686330.74" table:style-name="ce14">
            <text:p>3.686.331<text:s/></text:p>
          </table:table-cell>
          <table:table-cell office:value-type="float" office:value="19741426.510000002" table:style-name="ce14">
            <text:p>19.741.427<text:s/></text:p>
          </table:table-cell>
          <table:table-cell office:value-type="float" office:value="607336.1" table:style-name="ce14">
            <text:p>607.336<text:s/></text:p>
          </table:table-cell>
          <table:table-cell office:value-type="float" office:value="178435.11" table:style-name="ce14">
            <text:p>178.435<text:s/></text:p>
          </table:table-cell>
          <table:table-cell office:value-type="float" office:value="7426.88" table:style-name="ce14">
            <text:p>7.427<text:s/></text:p>
          </table:table-cell>
          <table:table-cell office:value-type="float" office:value="6714892.75" table:style-name="ce14">
            <text:p>6.714.893<text:s/></text:p>
          </table:table-cell>
          <table:table-cell office:value-type="float" office:value="6769282.2800000003" table:style-name="ce14">
            <text:p>6.769.282<text:s/></text:p>
          </table:table-cell>
          <table:table-cell office:value-type="float" office:value="1098455.03" table:style-name="ce14">
            <text:p>1.098.455<text:s/></text:p>
          </table:table-cell>
          <table:table-cell office:value-type="float" office:value="52284807.590000004" table:style-name="ce14">
            <text:p>52.284.80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65398400.08999997" table:style-name="ce15">
            <text:p>165.398.40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14806.63" table:style-name="ce14">
            <text:p>14.80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4156.11" table:style-name="ce14">
            <text:p>24.15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5239.360000000001" table:style-name="ce14">
            <text:p>25.23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1067287.829999998" table:style-name="ce14">
            <text:p>21.067.288<text:s/></text:p>
          </table:table-cell>
          <table:table-cell office:value-type="float" office:value="25663.55" table:style-name="ce14">
            <text:p>25.66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3022.94" table:style-name="ce14">
            <text:p>13.02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0596.88" table:style-name="ce14">
            <text:p>10.59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3761957.149999999" table:style-name="ce14">
            <text:p>33.761.957<text:s/></text:p>
          </table:table-cell>
          <table:table-cell office:value-type="float" office:value="18860314.079999998" table:style-name="ce14">
            <text:p>18.860.31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8886.39" table:style-name="ce14">
            <text:p>18.886<text:s/></text:p>
          </table:table-cell>
          <table:table-cell office:value-type="float" office:value="58184930.200000003" table:style-name="ce14">
            <text:p>58.184.930<text:s/></text:p>
          </table:table-cell>
          <table:table-cell office:value-type="float" office:value="6438245.3300000001" table:style-name="ce14">
            <text:p>6.438.245<text:s/></text:p>
          </table:table-cell>
          <table:table-cell office:value-type="float" office:value="4646.3100000000004" table:style-name="ce14">
            <text:p>4.646<text:s/></text:p>
          </table:table-cell>
          <table:table-cell office:value-type="float" office:value="177405778.27000001" table:style-name="ce14">
            <text:p>177.405.77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15855531.03000003" table:style-name="ce15">
            <text:p>315.855.53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4296.2700000000004" table:style-name="ce14">
            <text:p>4.296<text:s/></text:p>
          </table:table-cell>
          <table:table-cell office:value-type="float" office:value="6028.8" table:style-name="ce14">
            <text:p>6.029<text:s/></text:p>
          </table:table-cell>
          <table:table-cell office:value-type="float" office:value="6390617.6900000004" table:style-name="ce14">
            <text:p>6.390.618<text:s/></text:p>
          </table:table-cell>
          <table:table-cell office:value-type="float" office:value="3981.46" table:style-name="ce14">
            <text:p>3.981<text:s/></text:p>
          </table:table-cell>
          <table:table-cell office:value-type="float" office:value="56580774.369999997" table:style-name="ce14">
            <text:p>56.580.774<text:s/></text:p>
          </table:table-cell>
          <table:table-cell office:value-type="float" office:value="14795973.789999999" table:style-name="ce14">
            <text:p>14.795.974<text:s/></text:p>
          </table:table-cell>
          <table:table-cell office:value-type="float" office:value="1274306.5399999998" table:style-name="ce14">
            <text:p>1.274.307<text:s/></text:p>
          </table:table-cell>
          <table:table-cell office:value-type="float" office:value="103472057.26000001" table:style-name="ce14">
            <text:p>103.472.057<text:s/></text:p>
          </table:table-cell>
          <table:table-cell office:value-type="float" office:value="4691492.03" table:style-name="ce14">
            <text:p>4.691.492<text:s/></text:p>
          </table:table-cell>
          <table:table-cell office:value-type="float" office:value="1073158.67" table:style-name="ce14">
            <text:p>1.073.159<text:s/></text:p>
          </table:table-cell>
          <table:table-cell office:value-type="float" office:value="44058757.039999999" table:style-name="ce14">
            <text:p>44.058.757<text:s/></text:p>
          </table:table-cell>
          <table:table-cell office:value-type="float" office:value="21885.62" table:style-name="ce14">
            <text:p>21.886<text:s/></text:p>
          </table:table-cell>
          <table:table-cell office:value-type="float" office:value="756755.6" table:style-name="ce14">
            <text:p>756.756<text:s/></text:p>
          </table:table-cell>
          <table:table-cell office:value-type="float" office:value="1293054.46" table:style-name="ce14">
            <text:p>1.293.054<text:s/></text:p>
          </table:table-cell>
          <table:table-cell office:value-type="float" office:value="1445510.2" table:style-name="ce14">
            <text:p>1.445.510<text:s/></text:p>
          </table:table-cell>
          <table:table-cell office:value-type="float" office:value="49813314.020000003" table:style-name="ce14">
            <text:p>49.813.314<text:s/></text:p>
          </table:table-cell>
          <table:table-cell office:value-type="float" office:value="1376.27" table:style-name="ce14">
            <text:p>1.376<text:s/></text:p>
          </table:table-cell>
          <table:table-cell office:value-type="float" office:value="108179378.73" table:style-name="ce14">
            <text:p>108.179.379<text:s/></text:p>
          </table:table-cell>
          <table:table-cell office:value-type="float" office:value="129459473.86" table:style-name="ce14">
            <text:p>129.459.474<text:s/></text:p>
          </table:table-cell>
          <table:table-cell office:value-type="float" office:value="263379.56" table:style-name="ce14">
            <text:p>263.380<text:s/></text:p>
          </table:table-cell>
          <table:table-cell office:value-type="float" office:value="19589.27" table:style-name="ce14">
            <text:p>19.589<text:s/></text:p>
          </table:table-cell>
          <table:table-cell office:value-type="float" office:value="36410.18" table:style-name="ce14">
            <text:p>36.410<text:s/></text:p>
          </table:table-cell>
          <table:table-cell office:value-type="float" office:value="120422375.01000001" table:style-name="ce14">
            <text:p>120.422.375<text:s/></text:p>
          </table:table-cell>
          <table:table-cell office:value-type="float" office:value="169367294.93000001" table:style-name="ce14">
            <text:p>169.367.295<text:s/></text:p>
          </table:table-cell>
          <table:table-cell office:value-type="float" office:value="1235.98" table:style-name="ce14">
            <text:p>1.236<text:s/></text:p>
          </table:table-cell>
          <table:table-cell office:value-type="float" office:value="608243890.25999999" table:style-name="ce14">
            <text:p>608.243.89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421676367.8700001" table:style-name="ce15">
            <text:p>1.421.676.36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8">
            <text:p><text:s text:c="2"/>IPI - OUTROS</text:p>
          </table:table-cell>
          <table:table-cell office:value-type="float" office:value="19485.539999999997" table:style-name="ce14">
            <text:p>19.486<text:s/></text:p>
          </table:table-cell>
          <table:table-cell office:value-type="float" office:value="1719000.5399999998" table:style-name="ce14">
            <text:p>1.719.001<text:s/></text:p>
          </table:table-cell>
          <table:table-cell office:value-type="float" office:value="5423428.7599999998" table:style-name="ce14">
            <text:p>5.423.429<text:s/></text:p>
          </table:table-cell>
          <table:table-cell office:value-type="float" office:value="77333.709999999992" table:style-name="ce14">
            <text:p>77.334<text:s/></text:p>
          </table:table-cell>
          <table:table-cell office:value-type="float" office:value="60811845.509999998" table:style-name="ce14">
            <text:p>60.811.846<text:s/></text:p>
          </table:table-cell>
          <table:table-cell office:value-type="float" office:value="9855569.7000000011" table:style-name="ce14">
            <text:p>9.855.570<text:s/></text:p>
          </table:table-cell>
          <table:table-cell office:value-type="float" office:value="3513101.3699999996" table:style-name="ce14">
            <text:p>3.513.101<text:s/></text:p>
          </table:table-cell>
          <table:table-cell office:value-type="float" office:value="29583924.41" table:style-name="ce14">
            <text:p>29.583.924<text:s/></text:p>
          </table:table-cell>
          <table:table-cell office:value-type="float" office:value="11158188.76" table:style-name="ce14">
            <text:p>11.158.189<text:s/></text:p>
          </table:table-cell>
          <table:table-cell office:value-type="float" office:value="653691.68000000017" table:style-name="ce14">
            <text:p>653.692<text:s/></text:p>
          </table:table-cell>
          <table:table-cell office:value-type="float" office:value="98674661.560000002" table:style-name="ce14">
            <text:p>98.674.662<text:s/></text:p>
          </table:table-cell>
          <table:table-cell office:value-type="float" office:value="7001175.4399999995" table:style-name="ce14">
            <text:p>7.001.175<text:s/></text:p>
          </table:table-cell>
          <table:table-cell office:value-type="float" office:value="3281031.31" table:style-name="ce14">
            <text:p>3.281.031<text:s/></text:p>
          </table:table-cell>
          <table:table-cell office:value-type="float" office:value="4027962.0599999996" table:style-name="ce14">
            <text:p>4.027.962<text:s/></text:p>
          </table:table-cell>
          <table:table-cell office:value-type="float" office:value="3058236.23" table:style-name="ce14">
            <text:p>3.058.236<text:s/></text:p>
          </table:table-cell>
          <table:table-cell office:value-type="float" office:value="33977190.339999996" table:style-name="ce14">
            <text:p>33.977.190<text:s/></text:p>
          </table:table-cell>
          <table:table-cell office:value-type="float" office:value="2178754.04" table:style-name="ce14">
            <text:p>2.178.754<text:s/></text:p>
          </table:table-cell>
          <table:table-cell office:value-type="float" office:value="114482768.33" table:style-name="ce14">
            <text:p>114.482.768<text:s/></text:p>
          </table:table-cell>
          <table:table-cell office:value-type="float" office:value="108976730.94000001" table:style-name="ce14">
            <text:p>108.976.731<text:s/></text:p>
          </table:table-cell>
          <table:table-cell office:value-type="float" office:value="2361769.7300000004" table:style-name="ce14">
            <text:p>2.361.770<text:s/></text:p>
          </table:table-cell>
          <table:table-cell office:value-type="float" office:value="1903478.9400000002" table:style-name="ce14">
            <text:p>1.903.479<text:s/></text:p>
          </table:table-cell>
          <table:table-cell office:value-type="float" office:value="30561.61" table:style-name="ce14">
            <text:p>30.562<text:s/></text:p>
          </table:table-cell>
          <table:table-cell office:value-type="float" office:value="109607420.27" table:style-name="ce14">
            <text:p>109.607.420<text:s/></text:p>
          </table:table-cell>
          <table:table-cell office:value-type="float" office:value="119655591.05" table:style-name="ce14">
            <text:p>119.655.591<text:s/></text:p>
          </table:table-cell>
          <table:table-cell office:value-type="float" office:value="3935186.42" table:style-name="ce14">
            <text:p>3.935.186<text:s/></text:p>
          </table:table-cell>
          <table:table-cell office:value-type="float" office:value="896538990.60000002" table:style-name="ce14">
            <text:p>896.538.991<text:s/></text:p>
          </table:table-cell>
          <table:table-cell office:value-type="float" office:value="251591.27000000002" table:style-name="ce14">
            <text:p>251.591<text:s/></text:p>
          </table:table-cell>
          <table:table-cell office:value-type="float" office:value="1632758670.1199999" table:style-name="ce15">
            <text:p>1.632.758.67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16768925.029999999" table:style-name="ce14">
            <text:p>16.768.925<text:s/></text:p>
          </table:table-cell>
          <table:table-cell office:value-type="float" office:value="53632890.399999999" table:style-name="ce14">
            <text:p>53.632.890<text:s/></text:p>
          </table:table-cell>
          <table:table-cell office:value-type="float" office:value="224495421.25999999" table:style-name="ce14">
            <text:p>224.495.421<text:s/></text:p>
          </table:table-cell>
          <table:table-cell office:value-type="float" office:value="11136529.51" table:style-name="ce14">
            <text:p>11.136.530<text:s/></text:p>
          </table:table-cell>
          <table:table-cell office:value-type="float" office:value="300610098.95999998" table:style-name="ce14">
            <text:p>300.610.099<text:s/></text:p>
          </table:table-cell>
          <table:table-cell office:value-type="float" office:value="254134870.56" table:style-name="ce14">
            <text:p>254.134.871<text:s/></text:p>
          </table:table-cell>
          <table:table-cell office:value-type="float" office:value="2763355190.0200005" table:style-name="ce14">
            <text:p>2.763.355.190<text:s/></text:p>
          </table:table-cell>
          <table:table-cell office:value-type="float" office:value="192550392.94" table:style-name="ce14">
            <text:p>192.550.393<text:s/></text:p>
          </table:table-cell>
          <table:table-cell office:value-type="float" office:value="215036103.40000001" table:style-name="ce14">
            <text:p>215.036.103<text:s/></text:p>
          </table:table-cell>
          <table:table-cell office:value-type="float" office:value="74229934.939999998" table:style-name="ce14">
            <text:p>74.229.935<text:s/></text:p>
          </table:table-cell>
          <table:table-cell office:value-type="float" office:value="972046460.92999995" table:style-name="ce14">
            <text:p>972.046.461<text:s/></text:p>
          </table:table-cell>
          <table:table-cell office:value-type="float" office:value="105569895.45" table:style-name="ce14">
            <text:p>105.569.895<text:s/></text:p>
          </table:table-cell>
          <table:table-cell office:value-type="float" office:value="121340740.54000001" table:style-name="ce14">
            <text:p>121.340.741<text:s/></text:p>
          </table:table-cell>
          <table:table-cell office:value-type="float" office:value="149582532.25999999" table:style-name="ce14">
            <text:p>149.582.532<text:s/></text:p>
          </table:table-cell>
          <table:table-cell office:value-type="float" office:value="83628595.400000006" table:style-name="ce14">
            <text:p>83.628.595<text:s/></text:p>
          </table:table-cell>
          <table:table-cell office:value-type="float" office:value="271892269.16000003" table:style-name="ce14">
            <text:p>271.892.269<text:s/></text:p>
          </table:table-cell>
          <table:table-cell office:value-type="float" office:value="52753463.719999999" table:style-name="ce14">
            <text:p>52.753.464<text:s/></text:p>
          </table:table-cell>
          <table:table-cell office:value-type="float" office:value="858121059.09000003" table:style-name="ce14">
            <text:p>858.121.059<text:s/></text:p>
          </table:table-cell>
          <table:table-cell office:value-type="float" office:value="3504135913.02" table:style-name="ce14">
            <text:p>3.504.135.913<text:s/></text:p>
          </table:table-cell>
          <table:table-cell office:value-type="float" office:value="77059149.769999996" table:style-name="ce14">
            <text:p>77.059.150<text:s/></text:p>
          </table:table-cell>
          <table:table-cell office:value-type="float" office:value="37355284.119999997" table:style-name="ce14">
            <text:p>37.355.284<text:s/></text:p>
          </table:table-cell>
          <table:table-cell office:value-type="float" office:value="13127048.48" table:style-name="ce14">
            <text:p>13.127.048<text:s/></text:p>
          </table:table-cell>
          <table:table-cell office:value-type="float" office:value="824851097.44000006" table:style-name="ce14">
            <text:p>824.851.097<text:s/></text:p>
          </table:table-cell>
          <table:table-cell office:value-type="float" office:value="440339711.04000002" table:style-name="ce14">
            <text:p>440.339.711<text:s/></text:p>
          </table:table-cell>
          <table:table-cell office:value-type="float" office:value="64965696.329999998" table:style-name="ce14">
            <text:p>64.965.696<text:s/></text:p>
          </table:table-cell>
          <table:table-cell office:value-type="float" office:value="9030342847.8299999" table:style-name="ce14">
            <text:p>9.030.342.848<text:s/></text:p>
          </table:table-cell>
          <table:table-cell office:value-type="float" office:value="25473419.039999999" table:style-name="ce14">
            <text:p>25.473.419<text:s/></text:p>
          </table:table-cell>
          <table:table-cell office:value-type="float" office:value="20738535540.640003" table:style-name="ce15">
            <text:p>20.738.535.54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4784333.1100000003" table:style-name="ce14">
            <text:p>4.784.333<text:s/></text:p>
          </table:table-cell>
          <table:table-cell office:value-type="float" office:value="14847616.859999999" table:style-name="ce14">
            <text:p>14.847.617<text:s/></text:p>
          </table:table-cell>
          <table:table-cell office:value-type="float" office:value="19162021.079999998" table:style-name="ce14">
            <text:p>19.162.021<text:s/></text:p>
          </table:table-cell>
          <table:table-cell office:value-type="float" office:value="4457886.51" table:style-name="ce14">
            <text:p>4.457.887<text:s/></text:p>
          </table:table-cell>
          <table:table-cell office:value-type="float" office:value="59433228.689999998" table:style-name="ce14">
            <text:p>59.433.229<text:s/></text:p>
          </table:table-cell>
          <table:table-cell office:value-type="float" office:value="41512074.25" table:style-name="ce14">
            <text:p>41.512.074<text:s/></text:p>
          </table:table-cell>
          <table:table-cell office:value-type="float" office:value="50625970.299999997" table:style-name="ce14">
            <text:p>50.625.970<text:s/></text:p>
          </table:table-cell>
          <table:table-cell office:value-type="float" office:value="30331053.390000001" table:style-name="ce14">
            <text:p>30.331.053<text:s/></text:p>
          </table:table-cell>
          <table:table-cell office:value-type="float" office:value="46374731.32" table:style-name="ce14">
            <text:p>46.374.731<text:s/></text:p>
          </table:table-cell>
          <table:table-cell office:value-type="float" office:value="22145458.449999999" table:style-name="ce14">
            <text:p>22.145.458<text:s/></text:p>
          </table:table-cell>
          <table:table-cell office:value-type="float" office:value="165336614.09" table:style-name="ce14">
            <text:p>165.336.614<text:s/></text:p>
          </table:table-cell>
          <table:table-cell office:value-type="float" office:value="28389920.550000001" table:style-name="ce14">
            <text:p>28.389.921<text:s/></text:p>
          </table:table-cell>
          <table:table-cell office:value-type="float" office:value="25081789.02" table:style-name="ce14">
            <text:p>25.081.789<text:s/></text:p>
          </table:table-cell>
          <table:table-cell office:value-type="float" office:value="30402651.120000001" table:style-name="ce14">
            <text:p>30.402.651<text:s/></text:p>
          </table:table-cell>
          <table:table-cell office:value-type="float" office:value="21766788.48" table:style-name="ce14">
            <text:p>21.766.788<text:s/></text:p>
          </table:table-cell>
          <table:table-cell office:value-type="float" office:value="55254408.890000001" table:style-name="ce14">
            <text:p>55.254.409<text:s/></text:p>
          </table:table-cell>
          <table:table-cell office:value-type="float" office:value="14403902.57" table:style-name="ce14">
            <text:p>14.403.903<text:s/></text:p>
          </table:table-cell>
          <table:table-cell office:value-type="float" office:value="110880570.28" table:style-name="ce14">
            <text:p>110.880.570<text:s/></text:p>
          </table:table-cell>
          <table:table-cell office:value-type="float" office:value="339581512.64999998" table:style-name="ce14">
            <text:p>339.581.513<text:s/></text:p>
          </table:table-cell>
          <table:table-cell office:value-type="float" office:value="19699932.699999999" table:style-name="ce14">
            <text:p>19.699.933<text:s/></text:p>
          </table:table-cell>
          <table:table-cell office:value-type="float" office:value="9383243.6400000006" table:style-name="ce14">
            <text:p>9.383.244<text:s/></text:p>
          </table:table-cell>
          <table:table-cell office:value-type="float" office:value="3404010.01" table:style-name="ce14">
            <text:p>3.404.010<text:s/></text:p>
          </table:table-cell>
          <table:table-cell office:value-type="float" office:value="133291289.56" table:style-name="ce14">
            <text:p>133.291.290<text:s/></text:p>
          </table:table-cell>
          <table:table-cell office:value-type="float" office:value="61816504.810000002" table:style-name="ce14">
            <text:p>61.816.505<text:s/></text:p>
          </table:table-cell>
          <table:table-cell office:value-type="float" office:value="17419400.739999998" table:style-name="ce14">
            <text:p>17.419.401<text:s/></text:p>
          </table:table-cell>
          <table:table-cell office:value-type="float" office:value="706858944.69000006" table:style-name="ce14">
            <text:p>706.858.945<text:s/></text:p>
          </table:table-cell>
          <table:table-cell office:value-type="float" office:value="6475818.6500000004" table:style-name="ce14">
            <text:p>6.475.819<text:s/></text:p>
          </table:table-cell>
          <table:table-cell office:value-type="float" office:value="2043121676.4100001" table:style-name="ce15">
            <text:p>2.043.121.67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5094040.2" table:style-name="ce14">
            <text:p>5.094.040<text:s/></text:p>
          </table:table-cell>
          <table:table-cell office:value-type="float" office:value="15834472.65" table:style-name="ce14">
            <text:p>15.834.473<text:s/></text:p>
          </table:table-cell>
          <table:table-cell office:value-type="float" office:value="116536986.84999999" table:style-name="ce14">
            <text:p>116.536.987<text:s/></text:p>
          </table:table-cell>
          <table:table-cell office:value-type="float" office:value="3008056.16" table:style-name="ce14">
            <text:p>3.008.056<text:s/></text:p>
          </table:table-cell>
          <table:table-cell office:value-type="float" office:value="96485882.420000002" table:style-name="ce14">
            <text:p>96.485.882<text:s/></text:p>
          </table:table-cell>
          <table:table-cell office:value-type="float" office:value="83297362.180000007" table:style-name="ce14">
            <text:p>83.297.362<text:s/></text:p>
          </table:table-cell>
          <table:table-cell office:value-type="float" office:value="277031010.19" table:style-name="ce14">
            <text:p>277.031.010<text:s/></text:p>
          </table:table-cell>
          <table:table-cell office:value-type="float" office:value="73399667.730000004" table:style-name="ce14">
            <text:p>73.399.668<text:s/></text:p>
          </table:table-cell>
          <table:table-cell office:value-type="float" office:value="79434989.629999995" table:style-name="ce14">
            <text:p>79.434.990<text:s/></text:p>
          </table:table-cell>
          <table:table-cell office:value-type="float" office:value="24602730.719999999" table:style-name="ce14">
            <text:p>24.602.731<text:s/></text:p>
          </table:table-cell>
          <table:table-cell office:value-type="float" office:value="340865086.52999997" table:style-name="ce14">
            <text:p>340.865.087<text:s/></text:p>
          </table:table-cell>
          <table:table-cell office:value-type="float" office:value="41640772.520000003" table:style-name="ce14">
            <text:p>41.640.773<text:s/></text:p>
          </table:table-cell>
          <table:table-cell office:value-type="float" office:value="43871476.909999996" table:style-name="ce14">
            <text:p>43.871.477<text:s/></text:p>
          </table:table-cell>
          <table:table-cell office:value-type="float" office:value="52692184.25" table:style-name="ce14">
            <text:p>52.692.184<text:s/></text:p>
          </table:table-cell>
          <table:table-cell office:value-type="float" office:value="20575697.969999999" table:style-name="ce14">
            <text:p>20.575.698<text:s/></text:p>
          </table:table-cell>
          <table:table-cell office:value-type="float" office:value="93651665.769999996" table:style-name="ce14">
            <text:p>93.651.666<text:s/></text:p>
          </table:table-cell>
          <table:table-cell office:value-type="float" office:value="18027843.75" table:style-name="ce14">
            <text:p>18.027.844<text:s/></text:p>
          </table:table-cell>
          <table:table-cell office:value-type="float" office:value="266085681.30000001" table:style-name="ce14">
            <text:p>266.085.681<text:s/></text:p>
          </table:table-cell>
          <table:table-cell office:value-type="float" office:value="1251226598.25" table:style-name="ce14">
            <text:p>1.251.226.598<text:s/></text:p>
          </table:table-cell>
          <table:table-cell office:value-type="float" office:value="20030543.600000001" table:style-name="ce14">
            <text:p>20.030.544<text:s/></text:p>
          </table:table-cell>
          <table:table-cell office:value-type="float" office:value="10861703.279999999" table:style-name="ce14">
            <text:p>10.861.703<text:s/></text:p>
          </table:table-cell>
          <table:table-cell office:value-type="float" office:value="4099380.24" table:style-name="ce14">
            <text:p>4.099.380<text:s/></text:p>
          </table:table-cell>
          <table:table-cell office:value-type="float" office:value="276523174.26999998" table:style-name="ce14">
            <text:p>276.523.174<text:s/></text:p>
          </table:table-cell>
          <table:table-cell office:value-type="float" office:value="181434336.84999999" table:style-name="ce14">
            <text:p>181.434.337<text:s/></text:p>
          </table:table-cell>
          <table:table-cell office:value-type="float" office:value="17911309.670000002" table:style-name="ce14">
            <text:p>17.911.310<text:s/></text:p>
          </table:table-cell>
          <table:table-cell office:value-type="float" office:value="2936358627.3499999" table:style-name="ce14">
            <text:p>2.936.358.627<text:s/></text:p>
          </table:table-cell>
          <table:table-cell office:value-type="float" office:value="10062690.560000001" table:style-name="ce14">
            <text:p>10.062.691<text:s/></text:p>
          </table:table-cell>
          <table:table-cell office:value-type="float" office:value="6360643971.8000002" table:style-name="ce15">
            <text:p>6.360.643.97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0" table:style-name="ce14">
            <text:p>-<text:s/></text:p>
          </table:table-cell>
          <table:table-cell office:value-type="float" office:value="32825.75" table:style-name="ce14">
            <text:p>32.826<text:s/></text:p>
          </table:table-cell>
          <table:table-cell office:value-type="float" office:value="227154.36" table:style-name="ce14">
            <text:p>227.154<text:s/></text:p>
          </table:table-cell>
          <table:table-cell office:value-type="float" office:value="1240.43" table:style-name="ce14">
            <text:p>1.240<text:s/></text:p>
          </table:table-cell>
          <table:table-cell office:value-type="float" office:value="519667.64" table:style-name="ce14">
            <text:p>519.668<text:s/></text:p>
          </table:table-cell>
          <table:table-cell office:value-type="float" office:value="16132947.43" table:style-name="ce14">
            <text:p>16.132.947<text:s/></text:p>
          </table:table-cell>
          <table:table-cell office:value-type="float" office:value="30776594.989999998" table:style-name="ce14">
            <text:p>30.776.595<text:s/></text:p>
          </table:table-cell>
          <table:table-cell office:value-type="float" office:value="1094134.58" table:style-name="ce14">
            <text:p>1.094.135<text:s/></text:p>
          </table:table-cell>
          <table:table-cell office:value-type="float" office:value="391966.45" table:style-name="ce14">
            <text:p>391.96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474612.75" table:style-name="ce14">
            <text:p>5.474.613<text:s/></text:p>
          </table:table-cell>
          <table:table-cell office:value-type="float" office:value="68651.740000000005" table:style-name="ce14">
            <text:p>68.652<text:s/></text:p>
          </table:table-cell>
          <table:table-cell office:value-type="float" office:value="233096.73" table:style-name="ce14">
            <text:p>233.097<text:s/></text:p>
          </table:table-cell>
          <table:table-cell office:value-type="float" office:value="13483313.83" table:style-name="ce14">
            <text:p>13.483.314<text:s/></text:p>
          </table:table-cell>
          <table:table-cell office:value-type="float" office:value="1736.82" table:style-name="ce14">
            <text:p>1.737<text:s/></text:p>
          </table:table-cell>
          <table:table-cell office:value-type="float" office:value="9932155.4399999995" table:style-name="ce14">
            <text:p>9.932.155<text:s/></text:p>
          </table:table-cell>
          <table:table-cell office:value-type="float" office:value="5700.12" table:style-name="ce14">
            <text:p>5.700<text:s/></text:p>
          </table:table-cell>
          <table:table-cell office:value-type="float" office:value="21451348.969999999" table:style-name="ce14">
            <text:p>21.451.349<text:s/></text:p>
          </table:table-cell>
          <table:table-cell office:value-type="float" office:value="237364286.66999999" table:style-name="ce14">
            <text:p>237.364.287<text:s/></text:p>
          </table:table-cell>
          <table:table-cell office:value-type="float" office:value="93607.83" table:style-name="ce14">
            <text:p>93.608<text:s/></text:p>
          </table:table-cell>
          <table:table-cell office:value-type="float" office:value="7499.91" table:style-name="ce14">
            <text:p>7.500<text:s/></text:p>
          </table:table-cell>
          <table:table-cell office:value-type="float" office:value="57379.57" table:style-name="ce14">
            <text:p>57.380<text:s/></text:p>
          </table:table-cell>
          <table:table-cell office:value-type="float" office:value="38788011.32" table:style-name="ce14">
            <text:p>38.788.011<text:s/></text:p>
          </table:table-cell>
          <table:table-cell office:value-type="float" office:value="1431143.29" table:style-name="ce14">
            <text:p>1.431.143<text:s/></text:p>
          </table:table-cell>
          <table:table-cell office:value-type="float" office:value="2086410.03" table:style-name="ce14">
            <text:p>2.086.410<text:s/></text:p>
          </table:table-cell>
          <table:table-cell office:value-type="float" office:value="728525928.19000006" table:style-name="ce14">
            <text:p>728.525.928<text:s/></text:p>
          </table:table-cell>
          <table:table-cell office:value-type="float" office:value="1760.81" table:style-name="ce14">
            <text:p>1.761<text:s/></text:p>
          </table:table-cell>
          <table:table-cell office:value-type="float" office:value="1108183175.6500001" table:style-name="ce15">
            <text:p>1.108.183.17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5094040.2000000011" table:style-name="ce14">
            <text:p>5.094.040<text:s/></text:p>
          </table:table-cell>
          <table:table-cell office:value-type="float" office:value="15801646.899999999" table:style-name="ce14">
            <text:p>15.801.647<text:s/></text:p>
          </table:table-cell>
          <table:table-cell office:value-type="float" office:value="116309832.48999999" table:style-name="ce14">
            <text:p>116.309.832<text:s/></text:p>
          </table:table-cell>
          <table:table-cell office:value-type="float" office:value="3006815.7300000004" table:style-name="ce14">
            <text:p>3.006.816<text:s/></text:p>
          </table:table-cell>
          <table:table-cell office:value-type="float" office:value="95966214.780000001" table:style-name="ce14">
            <text:p>95.966.215<text:s/></text:p>
          </table:table-cell>
          <table:table-cell office:value-type="float" office:value="67164414.75" table:style-name="ce14">
            <text:p>67.164.415<text:s/></text:p>
          </table:table-cell>
          <table:table-cell office:value-type="float" office:value="246254415.20000002" table:style-name="ce14">
            <text:p>246.254.415<text:s/></text:p>
          </table:table-cell>
          <table:table-cell office:value-type="float" office:value="72305533.149999991" table:style-name="ce14">
            <text:p>72.305.533<text:s/></text:p>
          </table:table-cell>
          <table:table-cell office:value-type="float" office:value="79043023.180000007" table:style-name="ce14">
            <text:p>79.043.023<text:s/></text:p>
          </table:table-cell>
          <table:table-cell office:value-type="float" office:value="24602730.720000003" table:style-name="ce14">
            <text:p>24.602.731<text:s/></text:p>
          </table:table-cell>
          <table:table-cell office:value-type="float" office:value="335390473.77999997" table:style-name="ce14">
            <text:p>335.390.474<text:s/></text:p>
          </table:table-cell>
          <table:table-cell office:value-type="float" office:value="41572120.779999994" table:style-name="ce14">
            <text:p>41.572.121<text:s/></text:p>
          </table:table-cell>
          <table:table-cell office:value-type="float" office:value="43638380.18" table:style-name="ce14">
            <text:p>43.638.380<text:s/></text:p>
          </table:table-cell>
          <table:table-cell office:value-type="float" office:value="39208870.420000002" table:style-name="ce14">
            <text:p>39.208.870<text:s/></text:p>
          </table:table-cell>
          <table:table-cell office:value-type="float" office:value="20573961.150000002" table:style-name="ce14">
            <text:p>20.573.961<text:s/></text:p>
          </table:table-cell>
          <table:table-cell office:value-type="float" office:value="83719510.329999998" table:style-name="ce14">
            <text:p>83.719.510<text:s/></text:p>
          </table:table-cell>
          <table:table-cell office:value-type="float" office:value="18022143.629999999" table:style-name="ce14">
            <text:p>18.022.144<text:s/></text:p>
          </table:table-cell>
          <table:table-cell office:value-type="float" office:value="244634332.33000001" table:style-name="ce14">
            <text:p>244.634.332<text:s/></text:p>
          </table:table-cell>
          <table:table-cell office:value-type="float" office:value="1013862311.58" table:style-name="ce14">
            <text:p>1.013.862.312<text:s/></text:p>
          </table:table-cell>
          <table:table-cell office:value-type="float" office:value="19936935.77" table:style-name="ce14">
            <text:p>19.936.936<text:s/></text:p>
          </table:table-cell>
          <table:table-cell office:value-type="float" office:value="10854203.369999999" table:style-name="ce14">
            <text:p>10.854.203<text:s/></text:p>
          </table:table-cell>
          <table:table-cell office:value-type="float" office:value="4042000.67" table:style-name="ce14">
            <text:p>4.042.001<text:s/></text:p>
          </table:table-cell>
          <table:table-cell office:value-type="float" office:value="237735162.94999999" table:style-name="ce14">
            <text:p>237.735.163<text:s/></text:p>
          </table:table-cell>
          <table:table-cell office:value-type="float" office:value="180003193.55999997" table:style-name="ce14">
            <text:p>180.003.194<text:s/></text:p>
          </table:table-cell>
          <table:table-cell office:value-type="float" office:value="15824899.640000001" table:style-name="ce14">
            <text:p>15.824.900<text:s/></text:p>
          </table:table-cell>
          <table:table-cell office:value-type="float" office:value="2207832699.1599998" table:style-name="ce14">
            <text:p>2.207.832.699<text:s/></text:p>
          </table:table-cell>
          <table:table-cell office:value-type="float" office:value="10060929.75" table:style-name="ce14">
            <text:p>10.060.930<text:s/></text:p>
          </table:table-cell>
          <table:table-cell office:value-type="float" office:value="5252460796.1499996" table:style-name="ce15">
            <text:p>5.252.460.79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6890551.7199999997" table:style-name="ce14">
            <text:p>6.890.552<text:s/></text:p>
          </table:table-cell>
          <table:table-cell office:value-type="float" office:value="22950800.890000001" table:style-name="ce14">
            <text:p>22.950.801<text:s/></text:p>
          </table:table-cell>
          <table:table-cell office:value-type="float" office:value="88796413.329999998" table:style-name="ce14">
            <text:p>88.796.413<text:s/></text:p>
          </table:table-cell>
          <table:table-cell office:value-type="float" office:value="3670586.84" table:style-name="ce14">
            <text:p>3.670.587<text:s/></text:p>
          </table:table-cell>
          <table:table-cell office:value-type="float" office:value="144690987.84999999" table:style-name="ce14">
            <text:p>144.690.988<text:s/></text:p>
          </table:table-cell>
          <table:table-cell office:value-type="float" office:value="129325434.13" table:style-name="ce14">
            <text:p>129.325.434<text:s/></text:p>
          </table:table-cell>
          <table:table-cell office:value-type="float" office:value="2435698209.5300002" table:style-name="ce14">
            <text:p>2.435.698.210<text:s/></text:p>
          </table:table-cell>
          <table:table-cell office:value-type="float" office:value="88819671.819999993" table:style-name="ce14">
            <text:p>88.819.672<text:s/></text:p>
          </table:table-cell>
          <table:table-cell office:value-type="float" office:value="89226382.450000003" table:style-name="ce14">
            <text:p>89.226.382<text:s/></text:p>
          </table:table-cell>
          <table:table-cell office:value-type="float" office:value="27481745.77" table:style-name="ce14">
            <text:p>27.481.746<text:s/></text:p>
          </table:table-cell>
          <table:table-cell office:value-type="float" office:value="465844760.31" table:style-name="ce14">
            <text:p>465.844.760<text:s/></text:p>
          </table:table-cell>
          <table:table-cell office:value-type="float" office:value="35539202.380000003" table:style-name="ce14">
            <text:p>35.539.202<text:s/></text:p>
          </table:table-cell>
          <table:table-cell office:value-type="float" office:value="52387474.609999999" table:style-name="ce14">
            <text:p>52.387.475<text:s/></text:p>
          </table:table-cell>
          <table:table-cell office:value-type="float" office:value="66487696.890000001" table:style-name="ce14">
            <text:p>66.487.697<text:s/></text:p>
          </table:table-cell>
          <table:table-cell office:value-type="float" office:value="41286108.950000003" table:style-name="ce14">
            <text:p>41.286.109<text:s/></text:p>
          </table:table-cell>
          <table:table-cell office:value-type="float" office:value="122986194.5" table:style-name="ce14">
            <text:p>122.986.195<text:s/></text:p>
          </table:table-cell>
          <table:table-cell office:value-type="float" office:value="20321717.399999999" table:style-name="ce14">
            <text:p>20.321.717<text:s/></text:p>
          </table:table-cell>
          <table:table-cell office:value-type="float" office:value="481154807.50999999" table:style-name="ce14">
            <text:p>481.154.808<text:s/></text:p>
          </table:table-cell>
          <table:table-cell office:value-type="float" office:value="1913327802.1199999" table:style-name="ce14">
            <text:p>1.913.327.802<text:s/></text:p>
          </table:table-cell>
          <table:table-cell office:value-type="float" office:value="37328673.469999999" table:style-name="ce14">
            <text:p>37.328.673<text:s/></text:p>
          </table:table-cell>
          <table:table-cell office:value-type="float" office:value="17110337.199999999" table:style-name="ce14">
            <text:p>17.110.337<text:s/></text:p>
          </table:table-cell>
          <table:table-cell office:value-type="float" office:value="5623658.2300000004" table:style-name="ce14">
            <text:p>5.623.658<text:s/></text:p>
          </table:table-cell>
          <table:table-cell office:value-type="float" office:value="415036633.61000001" table:style-name="ce14">
            <text:p>415.036.634<text:s/></text:p>
          </table:table-cell>
          <table:table-cell office:value-type="float" office:value="197088869.38" table:style-name="ce14">
            <text:p>197.088.869<text:s/></text:p>
          </table:table-cell>
          <table:table-cell office:value-type="float" office:value="29634985.920000002" table:style-name="ce14">
            <text:p>29.634.986<text:s/></text:p>
          </table:table-cell>
          <table:table-cell office:value-type="float" office:value="5387125275.79" table:style-name="ce14">
            <text:p>5.387.125.276<text:s/></text:p>
          </table:table-cell>
          <table:table-cell office:value-type="float" office:value="8934909.8300000001" table:style-name="ce14">
            <text:p>8.934.910<text:s/></text:p>
          </table:table-cell>
          <table:table-cell office:value-type="float" office:value="12334769892.429998" table:style-name="ce15">
            <text:p>12.334.769.89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6267024.5199999996" table:style-name="ce14">
            <text:p>6.267.025<text:s/></text:p>
          </table:table-cell>
          <table:table-cell office:value-type="float" office:value="20294540.629999999" table:style-name="ce14">
            <text:p>20.294.541<text:s/></text:p>
          </table:table-cell>
          <table:table-cell office:value-type="float" office:value="57324443.729999997" table:style-name="ce14">
            <text:p>57.324.444<text:s/></text:p>
          </table:table-cell>
          <table:table-cell office:value-type="float" office:value="3455033.11" table:style-name="ce14">
            <text:p>3.455.033<text:s/></text:p>
          </table:table-cell>
          <table:table-cell office:value-type="float" office:value="113276924.09" table:style-name="ce14">
            <text:p>113.276.924<text:s/></text:p>
          </table:table-cell>
          <table:table-cell office:value-type="float" office:value="89449141.150000006" table:style-name="ce14">
            <text:p>89.449.141<text:s/></text:p>
          </table:table-cell>
          <table:table-cell office:value-type="float" office:value="1834573534.1000001" table:style-name="ce14">
            <text:p>1.834.573.534<text:s/></text:p>
          </table:table-cell>
          <table:table-cell office:value-type="float" office:value="62023927.390000001" table:style-name="ce14">
            <text:p>62.023.927<text:s/></text:p>
          </table:table-cell>
          <table:table-cell office:value-type="float" office:value="71373770.409999996" table:style-name="ce14">
            <text:p>71.373.770<text:s/></text:p>
          </table:table-cell>
          <table:table-cell office:value-type="float" office:value="23557715.079999998" table:style-name="ce14">
            <text:p>23.557.715<text:s/></text:p>
          </table:table-cell>
          <table:table-cell office:value-type="float" office:value="342057156.88999999" table:style-name="ce14">
            <text:p>342.057.157<text:s/></text:p>
          </table:table-cell>
          <table:table-cell office:value-type="float" office:value="27726024.27" table:style-name="ce14">
            <text:p>27.726.024<text:s/></text:p>
          </table:table-cell>
          <table:table-cell office:value-type="float" office:value="42707139.369999997" table:style-name="ce14">
            <text:p>42.707.139<text:s/></text:p>
          </table:table-cell>
          <table:table-cell office:value-type="float" office:value="53745526.149999999" table:style-name="ce14">
            <text:p>53.745.526<text:s/></text:p>
          </table:table-cell>
          <table:table-cell office:value-type="float" office:value="37247087.409999996" table:style-name="ce14">
            <text:p>37.247.087<text:s/></text:p>
          </table:table-cell>
          <table:table-cell office:value-type="float" office:value="103310515.34999999" table:style-name="ce14">
            <text:p>103.310.515<text:s/></text:p>
          </table:table-cell>
          <table:table-cell office:value-type="float" office:value="17713617.300000001" table:style-name="ce14">
            <text:p>17.713.617<text:s/></text:p>
          </table:table-cell>
          <table:table-cell office:value-type="float" office:value="245940382.72" table:style-name="ce14">
            <text:p>245.940.383<text:s/></text:p>
          </table:table-cell>
          <table:table-cell office:value-type="float" office:value="1028518373.3" table:style-name="ce14">
            <text:p>1.028.518.373<text:s/></text:p>
          </table:table-cell>
          <table:table-cell office:value-type="float" office:value="32974338.239999998" table:style-name="ce14">
            <text:p>32.974.338<text:s/></text:p>
          </table:table-cell>
          <table:table-cell office:value-type="float" office:value="14590600.800000001" table:style-name="ce14">
            <text:p>14.590.601<text:s/></text:p>
          </table:table-cell>
          <table:table-cell office:value-type="float" office:value="5388184.4500000002" table:style-name="ce14">
            <text:p>5.388.184<text:s/></text:p>
          </table:table-cell>
          <table:table-cell office:value-type="float" office:value="273937253.73000002" table:style-name="ce14">
            <text:p>273.937.254<text:s/></text:p>
          </table:table-cell>
          <table:table-cell office:value-type="float" office:value="140516728.25999999" table:style-name="ce14">
            <text:p>140.516.728<text:s/></text:p>
          </table:table-cell>
          <table:table-cell office:value-type="float" office:value="25464206.66" table:style-name="ce14">
            <text:p>25.464.207<text:s/></text:p>
          </table:table-cell>
          <table:table-cell office:value-type="float" office:value="2292207122.0999999" table:style-name="ce14">
            <text:p>2.292.207.122<text:s/></text:p>
          </table:table-cell>
          <table:table-cell office:value-type="float" office:value="7238791.29" table:style-name="ce14">
            <text:p>7.238.791<text:s/></text:p>
          </table:table-cell>
          <table:table-cell office:value-type="float" office:value="6972879102.499999" table:style-name="ce15">
            <text:p>6.972.879.10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336811.52000000002" table:style-name="ce14">
            <text:p>336.812<text:s/></text:p>
          </table:table-cell>
          <table:table-cell office:value-type="float" office:value="1193806.2" table:style-name="ce14">
            <text:p>1.193.806<text:s/></text:p>
          </table:table-cell>
          <table:table-cell office:value-type="float" office:value="3638029.93" table:style-name="ce14">
            <text:p>3.638.030<text:s/></text:p>
          </table:table-cell>
          <table:table-cell office:value-type="float" office:value="70152.75" table:style-name="ce14">
            <text:p>70.153<text:s/></text:p>
          </table:table-cell>
          <table:table-cell office:value-type="float" office:value="8589892.6600000001" table:style-name="ce14">
            <text:p>8.589.893<text:s/></text:p>
          </table:table-cell>
          <table:table-cell office:value-type="float" office:value="16679540.5" table:style-name="ce14">
            <text:p>16.679.541<text:s/></text:p>
          </table:table-cell>
          <table:table-cell office:value-type="float" office:value="429565269.13" table:style-name="ce14">
            <text:p>429.565.269<text:s/></text:p>
          </table:table-cell>
          <table:table-cell office:value-type="float" office:value="10887885.43" table:style-name="ce14">
            <text:p>10.887.885<text:s/></text:p>
          </table:table-cell>
          <table:table-cell office:value-type="float" office:value="8149199.2400000002" table:style-name="ce14">
            <text:p>8.149.199<text:s/></text:p>
          </table:table-cell>
          <table:table-cell office:value-type="float" office:value="1155766.74" table:style-name="ce14">
            <text:p>1.155.767<text:s/></text:p>
          </table:table-cell>
          <table:table-cell office:value-type="float" office:value="57491327.710000001" table:style-name="ce14">
            <text:p>57.491.328<text:s/></text:p>
          </table:table-cell>
          <table:table-cell office:value-type="float" office:value="2914542.03" table:style-name="ce14">
            <text:p>2.914.542<text:s/></text:p>
          </table:table-cell>
          <table:table-cell office:value-type="float" office:value="5265396.7300000004" table:style-name="ce14">
            <text:p>5.265.397<text:s/></text:p>
          </table:table-cell>
          <table:table-cell office:value-type="float" office:value="5755398.5300000003" table:style-name="ce14">
            <text:p>5.755.399<text:s/></text:p>
          </table:table-cell>
          <table:table-cell office:value-type="float" office:value="1177612.24" table:style-name="ce14">
            <text:p>1.177.612<text:s/></text:p>
          </table:table-cell>
          <table:table-cell office:value-type="float" office:value="8001991.75" table:style-name="ce14">
            <text:p>8.001.992<text:s/></text:p>
          </table:table-cell>
          <table:table-cell office:value-type="float" office:value="528357.91" table:style-name="ce14">
            <text:p>528.358<text:s/></text:p>
          </table:table-cell>
          <table:table-cell office:value-type="float" office:value="170346243.38999999" table:style-name="ce14">
            <text:p>170.346.243<text:s/></text:p>
          </table:table-cell>
          <table:table-cell office:value-type="float" office:value="460481802.97000003" table:style-name="ce14">
            <text:p>460.481.803<text:s/></text:p>
          </table:table-cell>
          <table:table-cell office:value-type="float" office:value="1374451.84" table:style-name="ce14">
            <text:p>1.374.452<text:s/></text:p>
          </table:table-cell>
          <table:table-cell office:value-type="float" office:value="1765891.45" table:style-name="ce14">
            <text:p>1.765.891<text:s/></text:p>
          </table:table-cell>
          <table:table-cell office:value-type="float" office:value="101933.67" table:style-name="ce14">
            <text:p>101.934<text:s/></text:p>
          </table:table-cell>
          <table:table-cell office:value-type="float" office:value="70273320.069999993" table:style-name="ce14">
            <text:p>70.273.320<text:s/></text:p>
          </table:table-cell>
          <table:table-cell office:value-type="float" office:value="28709660.760000002" table:style-name="ce14">
            <text:p>28.709.661<text:s/></text:p>
          </table:table-cell>
          <table:table-cell office:value-type="float" office:value="1918966.69" table:style-name="ce14">
            <text:p>1.918.967<text:s/></text:p>
          </table:table-cell>
          <table:table-cell office:value-type="float" office:value="1788126407.55" table:style-name="ce14">
            <text:p>1.788.126.408<text:s/></text:p>
          </table:table-cell>
          <table:table-cell office:value-type="float" office:value="663145.16" table:style-name="ce14">
            <text:p>663.145<text:s/></text:p>
          </table:table-cell>
          <table:table-cell office:value-type="float" office:value="3085162804.5500002" table:style-name="ce15">
            <text:p>3.085.162.80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25363.49" table:style-name="ce14">
            <text:p>25.363<text:s/></text:p>
          </table:table-cell>
          <table:table-cell office:value-type="float" office:value="95623.92" table:style-name="ce14">
            <text:p>95.624<text:s/></text:p>
          </table:table-cell>
          <table:table-cell office:value-type="float" office:value="22116587.309999999" table:style-name="ce14">
            <text:p>22.116.587<text:s/></text:p>
          </table:table-cell>
          <table:table-cell office:value-type="float" office:value="21613.39" table:style-name="ce14">
            <text:p>21.613<text:s/></text:p>
          </table:table-cell>
          <table:table-cell office:value-type="float" office:value="12813534.74" table:style-name="ce14">
            <text:p>12.813.535<text:s/></text:p>
          </table:table-cell>
          <table:table-cell office:value-type="float" office:value="13162990.59" table:style-name="ce14">
            <text:p>13.162.991<text:s/></text:p>
          </table:table-cell>
          <table:table-cell office:value-type="float" office:value="31471459.780000001" table:style-name="ce14">
            <text:p>31.471.460<text:s/></text:p>
          </table:table-cell>
          <table:table-cell office:value-type="float" office:value="7561190.3200000003" table:style-name="ce14">
            <text:p>7.561.190<text:s/></text:p>
          </table:table-cell>
          <table:table-cell office:value-type="float" office:value="4568911.55" table:style-name="ce14">
            <text:p>4.568.912<text:s/></text:p>
          </table:table-cell>
          <table:table-cell office:value-type="float" office:value="461050.27" table:style-name="ce14">
            <text:p>461.050<text:s/></text:p>
          </table:table-cell>
          <table:table-cell office:value-type="float" office:value="31314356.09" table:style-name="ce14">
            <text:p>31.314.356<text:s/></text:p>
          </table:table-cell>
          <table:table-cell office:value-type="float" office:value="2711819.61" table:style-name="ce14">
            <text:p>2.711.820<text:s/></text:p>
          </table:table-cell>
          <table:table-cell office:value-type="float" office:value="1593723.11" table:style-name="ce14">
            <text:p>1.593.723<text:s/></text:p>
          </table:table-cell>
          <table:table-cell office:value-type="float" office:value="3734243.06" table:style-name="ce14">
            <text:p>3.734.243<text:s/></text:p>
          </table:table-cell>
          <table:table-cell office:value-type="float" office:value="928547.19" table:style-name="ce14">
            <text:p>928.547<text:s/></text:p>
          </table:table-cell>
          <table:table-cell office:value-type="float" office:value="4319512.2699999996" table:style-name="ce14">
            <text:p>4.319.512<text:s/></text:p>
          </table:table-cell>
          <table:table-cell office:value-type="float" office:value="680790.51" table:style-name="ce14">
            <text:p>680.791<text:s/></text:p>
          </table:table-cell>
          <table:table-cell office:value-type="float" office:value="41030609.170000002" table:style-name="ce14">
            <text:p>41.030.609<text:s/></text:p>
          </table:table-cell>
          <table:table-cell office:value-type="float" office:value="327396976.24000001" table:style-name="ce14">
            <text:p>327.396.976<text:s/></text:p>
          </table:table-cell>
          <table:table-cell office:value-type="float" office:value="1413727.17" table:style-name="ce14">
            <text:p>1.413.727<text:s/></text:p>
          </table:table-cell>
          <table:table-cell office:value-type="float" office:value="94681.14" table:style-name="ce14">
            <text:p>94.68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5103368.039999999" table:style-name="ce14">
            <text:p>35.103.368<text:s/></text:p>
          </table:table-cell>
          <table:table-cell office:value-type="float" office:value="10199369.800000001" table:style-name="ce14">
            <text:p>10.199.370<text:s/></text:p>
          </table:table-cell>
          <table:table-cell office:value-type="float" office:value="294835.48" table:style-name="ce14">
            <text:p>294.835<text:s/></text:p>
          </table:table-cell>
          <table:table-cell office:value-type="float" office:value="931156717.5" table:style-name="ce14">
            <text:p>931.156.718<text:s/></text:p>
          </table:table-cell>
          <table:table-cell office:value-type="float" office:value="440694.36" table:style-name="ce14">
            <text:p>440.694<text:s/></text:p>
          </table:table-cell>
          <table:table-cell office:value-type="float" office:value="1484712296.0999999" table:style-name="ce15">
            <text:p>1.484.712.29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261352.19" table:style-name="ce14">
            <text:p>261.352<text:s/></text:p>
          </table:table-cell>
          <table:table-cell office:value-type="float" office:value="1366830.14" table:style-name="ce14">
            <text:p>1.366.830<text:s/></text:p>
          </table:table-cell>
          <table:table-cell office:value-type="float" office:value="5717352.3600000003" table:style-name="ce14">
            <text:p>5.717.352<text:s/></text:p>
          </table:table-cell>
          <table:table-cell office:value-type="float" office:value="123787.59000000001" table:style-name="ce14">
            <text:p>123.788<text:s/></text:p>
          </table:table-cell>
          <table:table-cell office:value-type="float" office:value="10010636.359999999" table:style-name="ce14">
            <text:p>10.010.636<text:s/></text:p>
          </table:table-cell>
          <table:table-cell office:value-type="float" office:value="10033761.889999999" table:style-name="ce14">
            <text:p>10.033.762<text:s/></text:p>
          </table:table-cell>
          <table:table-cell office:value-type="float" office:value="140087946.51999998" table:style-name="ce14">
            <text:p>140.087.947<text:s/></text:p>
          </table:table-cell>
          <table:table-cell office:value-type="float" office:value="8346668.6799999997" table:style-name="ce14">
            <text:p>8.346.669<text:s/></text:p>
          </table:table-cell>
          <table:table-cell office:value-type="float" office:value="5134501.2499999991" table:style-name="ce14">
            <text:p>5.134.501<text:s/></text:p>
          </table:table-cell>
          <table:table-cell office:value-type="float" office:value="2307213.6799999997" table:style-name="ce14">
            <text:p>2.307.214<text:s/></text:p>
          </table:table-cell>
          <table:table-cell office:value-type="float" office:value="34981919.619999997" table:style-name="ce14">
            <text:p>34.981.920<text:s/></text:p>
          </table:table-cell>
          <table:table-cell office:value-type="float" office:value="2186816.4699999997" table:style-name="ce14">
            <text:p>2.186.816<text:s/></text:p>
          </table:table-cell>
          <table:table-cell office:value-type="float" office:value="2821215.4" table:style-name="ce14">
            <text:p>2.821.215<text:s/></text:p>
          </table:table-cell>
          <table:table-cell office:value-type="float" office:value="3252529.15" table:style-name="ce14">
            <text:p>3.252.529<text:s/></text:p>
          </table:table-cell>
          <table:table-cell office:value-type="float" office:value="1932862.1099999999" table:style-name="ce14">
            <text:p>1.932.862<text:s/></text:p>
          </table:table-cell>
          <table:table-cell office:value-type="float" office:value="7354175.1299999999" table:style-name="ce14">
            <text:p>7.354.175<text:s/></text:p>
          </table:table-cell>
          <table:table-cell office:value-type="float" office:value="1398951.6800000002" table:style-name="ce14">
            <text:p>1.398.952<text:s/></text:p>
          </table:table-cell>
          <table:table-cell office:value-type="float" office:value="23837572.23" table:style-name="ce14">
            <text:p>23.837.572<text:s/></text:p>
          </table:table-cell>
          <table:table-cell office:value-type="float" office:value="96930649.609999999" table:style-name="ce14">
            <text:p>96.930.650<text:s/></text:p>
          </table:table-cell>
          <table:table-cell office:value-type="float" office:value="1566156.2200000002" table:style-name="ce14">
            <text:p>1.566.156<text:s/></text:p>
          </table:table-cell>
          <table:table-cell office:value-type="float" office:value="659163.80999999994" table:style-name="ce14">
            <text:p>659.164<text:s/></text:p>
          </table:table-cell>
          <table:table-cell office:value-type="float" office:value="133540.10999999999" table:style-name="ce14">
            <text:p>133.540<text:s/></text:p>
          </table:table-cell>
          <table:table-cell office:value-type="float" office:value="35722691.770000003" table:style-name="ce14">
            <text:p>35.722.692<text:s/></text:p>
          </table:table-cell>
          <table:table-cell office:value-type="float" office:value="17663110.559999999" table:style-name="ce14">
            <text:p>17.663.111<text:s/></text:p>
          </table:table-cell>
          <table:table-cell office:value-type="float" office:value="1956977.09" table:style-name="ce14">
            <text:p>1.956.977<text:s/></text:p>
          </table:table-cell>
          <table:table-cell office:value-type="float" office:value="375635028.63999999" table:style-name="ce14">
            <text:p>375.635.029<text:s/></text:p>
          </table:table-cell>
          <table:table-cell office:value-type="float" office:value="592279.02" table:style-name="ce14">
            <text:p>592.279<text:s/></text:p>
          </table:table-cell>
          <table:table-cell office:value-type="float" office:value="792015689.27999997" table:style-name="ce15">
            <text:p>792.015.68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76686.179999999993" table:style-name="ce14">
            <text:p>76.686<text:s/></text:p>
          </table:table-cell>
          <table:table-cell office:value-type="float" office:value="281360.18" table:style-name="ce14">
            <text:p>281.360<text:s/></text:p>
          </table:table-cell>
          <table:table-cell office:value-type="float" office:value="2540945.4300000002" table:style-name="ce14">
            <text:p>2.540.945<text:s/></text:p>
          </table:table-cell>
          <table:table-cell office:value-type="float" office:value="64013.73" table:style-name="ce14">
            <text:p>64.014<text:s/></text:p>
          </table:table-cell>
          <table:table-cell office:value-type="float" office:value="3269470.91" table:style-name="ce14">
            <text:p>3.269.471<text:s/></text:p>
          </table:table-cell>
          <table:table-cell office:value-type="float" office:value="6326379.0499999998" table:style-name="ce14">
            <text:p>6.326.379<text:s/></text:p>
          </table:table-cell>
          <table:table-cell office:value-type="float" office:value="665504030.10000002" table:style-name="ce14">
            <text:p>665.504.030<text:s/></text:p>
          </table:table-cell>
          <table:table-cell office:value-type="float" office:value="10246755.84" table:style-name="ce14">
            <text:p>10.246.756<text:s/></text:p>
          </table:table-cell>
          <table:table-cell office:value-type="float" office:value="3233767.85" table:style-name="ce14">
            <text:p>3.233.768<text:s/></text:p>
          </table:table-cell>
          <table:table-cell office:value-type="float" office:value="363614.87" table:style-name="ce14">
            <text:p>363.615<text:s/></text:p>
          </table:table-cell>
          <table:table-cell office:value-type="float" office:value="69880423.219999999" table:style-name="ce14">
            <text:p>69.880.423<text:s/></text:p>
          </table:table-cell>
          <table:table-cell office:value-type="float" office:value="1647479.79" table:style-name="ce14">
            <text:p>1.647.480<text:s/></text:p>
          </table:table-cell>
          <table:table-cell office:value-type="float" office:value="5554858.7800000003" table:style-name="ce14">
            <text:p>5.554.859<text:s/></text:p>
          </table:table-cell>
          <table:table-cell office:value-type="float" office:value="10748476.01" table:style-name="ce14">
            <text:p>10.748.476<text:s/></text:p>
          </table:table-cell>
          <table:table-cell office:value-type="float" office:value="549831.09" table:style-name="ce14">
            <text:p>549.831<text:s/></text:p>
          </table:table-cell>
          <table:table-cell office:value-type="float" office:value="9262970.3399999999" table:style-name="ce14">
            <text:p>9.262.970<text:s/></text:p>
          </table:table-cell>
          <table:table-cell office:value-type="float" office:value="92501.09" table:style-name="ce14">
            <text:p>92.501<text:s/></text:p>
          </table:table-cell>
          <table:table-cell office:value-type="float" office:value="135198251.19999999" table:style-name="ce14">
            <text:p>135.198.251<text:s/></text:p>
          </table:table-cell>
          <table:table-cell office:value-type="float" office:value="116760102.36" table:style-name="ce14">
            <text:p>116.760.102<text:s/></text:p>
          </table:table-cell>
          <table:table-cell office:value-type="float" office:value="697684.85" table:style-name="ce14">
            <text:p>697.685<text:s/></text:p>
          </table:table-cell>
          <table:table-cell office:value-type="float" office:value="1765921.55" table:style-name="ce14">
            <text:p>1.765.922<text:s/></text:p>
          </table:table-cell>
          <table:table-cell office:value-type="float" office:value="8496.77" table:style-name="ce14">
            <text:p>8.497<text:s/></text:p>
          </table:table-cell>
          <table:table-cell office:value-type="float" office:value="64319707.060000002" table:style-name="ce14">
            <text:p>64.319.707<text:s/></text:p>
          </table:table-cell>
          <table:table-cell office:value-type="float" office:value="10286490.1" table:style-name="ce14">
            <text:p>10.286.490<text:s/></text:p>
          </table:table-cell>
          <table:table-cell office:value-type="float" office:value="3393563.66" table:style-name="ce14">
            <text:p>3.393.564<text:s/></text:p>
          </table:table-cell>
          <table:table-cell office:value-type="float" office:value="1890508726.6300001" table:style-name="ce14">
            <text:p>1.890.508.727<text:s/></text:p>
          </table:table-cell>
          <table:table-cell office:value-type="float" office:value="135632.18" table:style-name="ce14">
            <text:p>135.632<text:s/></text:p>
          </table:table-cell>
          <table:table-cell office:value-type="float" office:value="3012718140.8200002" table:style-name="ce15">
            <text:p>3.012.718.14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46153.79" table:style-name="ce14">
            <text:p>46.154<text:s/></text:p>
          </table:table-cell>
          <table:table-cell office:value-type="float" office:value="52352.49" table:style-name="ce14">
            <text:p>52.352<text:s/></text:p>
          </table:table-cell>
          <table:table-cell office:value-type="float" office:value="38744.5" table:style-name="ce14">
            <text:p>38.745<text:s/></text:p>
          </table:table-cell>
          <table:table-cell office:value-type="float" office:value="22083.79" table:style-name="ce14">
            <text:p>22.084<text:s/></text:p>
          </table:table-cell>
          <table:table-cell office:value-type="float" office:value="1743845.75" table:style-name="ce14">
            <text:p>1.743.846<text:s/></text:p>
          </table:table-cell>
          <table:table-cell office:value-type="float" office:value="208112.03" table:style-name="ce14">
            <text:p>208.112<text:s/></text:p>
          </table:table-cell>
          <table:table-cell office:value-type="float" office:value="62857.3" table:style-name="ce14">
            <text:p>62.857<text:s/></text:p>
          </table:table-cell>
          <table:table-cell office:value-type="float" office:value="124017.44" table:style-name="ce14">
            <text:p>124.017<text:s/></text:p>
          </table:table-cell>
          <table:table-cell office:value-type="float" office:value="976832.88" table:style-name="ce14">
            <text:p>976.833<text:s/></text:p>
          </table:table-cell>
          <table:table-cell office:value-type="float" office:value="282162.07" table:style-name="ce14">
            <text:p>282.162<text:s/></text:p>
          </table:table-cell>
          <table:table-cell office:value-type="float" office:value="1697457.44" table:style-name="ce14">
            <text:p>1.697.457<text:s/></text:p>
          </table:table-cell>
          <table:table-cell office:value-type="float" office:value="3435651.74" table:style-name="ce14">
            <text:p>3.435.652<text:s/></text:p>
          </table:table-cell>
          <table:table-cell office:value-type="float" office:value="2040533.25" table:style-name="ce14">
            <text:p>2.040.533<text:s/></text:p>
          </table:table-cell>
          <table:table-cell office:value-type="float" office:value="844063.4" table:style-name="ce14">
            <text:p>844.063<text:s/></text:p>
          </table:table-cell>
          <table:table-cell office:value-type="float" office:value="77849.149999999994" table:style-name="ce14">
            <text:p>77.849<text:s/></text:p>
          </table:table-cell>
          <table:table-cell office:value-type="float" office:value="122196.96" table:style-name="ce14">
            <text:p>122.197<text:s/></text:p>
          </table:table-cell>
          <table:table-cell office:value-type="float" office:value="548631.04000000004" table:style-name="ce14">
            <text:p>548.631<text:s/></text:p>
          </table:table-cell>
          <table:table-cell office:value-type="float" office:value="1592800.59" table:style-name="ce14">
            <text:p>1.592.801<text:s/></text:p>
          </table:table-cell>
          <table:table-cell office:value-type="float" office:value="358115.22" table:style-name="ce14">
            <text:p>358.115<text:s/></text:p>
          </table:table-cell>
          <table:table-cell office:value-type="float" office:value="75483.61" table:style-name="ce14">
            <text:p>75.484<text:s/></text:p>
          </table:table-cell>
          <table:table-cell office:value-type="float" office:value="80190.14" table:style-name="ce14">
            <text:p>80.190<text:s/></text:p>
          </table:table-cell>
          <table:table-cell office:value-type="float" office:value="36210.980000000003" table:style-name="ce14">
            <text:p>36.211<text:s/></text:p>
          </table:table-cell>
          <table:table-cell office:value-type="float" office:value="1489265.86" table:style-name="ce14">
            <text:p>1.489.266<text:s/></text:p>
          </table:table-cell>
          <table:table-cell office:value-type="float" office:value="447047.4" table:style-name="ce14">
            <text:p>447.047<text:s/></text:p>
          </table:table-cell>
          <table:table-cell office:value-type="float" office:value="37955.51" table:style-name="ce14">
            <text:p>37.956<text:s/></text:p>
          </table:table-cell>
          <table:table-cell office:value-type="float" office:value="2088905.1" table:style-name="ce14">
            <text:p>2.088.905<text:s/></text:p>
          </table:table-cell>
          <table:table-cell office:value-type="float" office:value="222402.22" table:style-name="ce14">
            <text:p>222.402<text:s/></text:p>
          </table:table-cell>
          <table:table-cell office:value-type="float" office:value="18751921.649999999" table:style-name="ce15">
            <text:p>18.751.92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8464893.5" table:style-name="ce14">
            <text:p>8.464.894<text:s/></text:p>
          </table:table-cell>
          <table:table-cell office:value-type="float" office:value="48647600.969999999" table:style-name="ce14">
            <text:p>48.647.601<text:s/></text:p>
          </table:table-cell>
          <table:table-cell office:value-type="float" office:value="293668906.93000001" table:style-name="ce14">
            <text:p>293.668.907<text:s/></text:p>
          </table:table-cell>
          <table:table-cell office:value-type="float" office:value="9728474.4800000004" table:style-name="ce14">
            <text:p>9.728.474<text:s/></text:p>
          </table:table-cell>
          <table:table-cell office:value-type="float" office:value="386845743.32999998" table:style-name="ce14">
            <text:p>386.845.743<text:s/></text:p>
          </table:table-cell>
          <table:table-cell office:value-type="float" office:value="249174648.53" table:style-name="ce14">
            <text:p>249.174.649<text:s/></text:p>
          </table:table-cell>
          <table:table-cell office:value-type="float" office:value="726783907.54999995" table:style-name="ce14">
            <text:p>726.783.908<text:s/></text:p>
          </table:table-cell>
          <table:table-cell office:value-type="float" office:value="320885066.95999998" table:style-name="ce14">
            <text:p>320.885.067<text:s/></text:p>
          </table:table-cell>
          <table:table-cell office:value-type="float" office:value="211425316.81" table:style-name="ce14">
            <text:p>211.425.317<text:s/></text:p>
          </table:table-cell>
          <table:table-cell office:value-type="float" office:value="162586304.71000001" table:style-name="ce14">
            <text:p>162.586.305<text:s/></text:p>
          </table:table-cell>
          <table:table-cell office:value-type="float" office:value="850792376.03999996" table:style-name="ce14">
            <text:p>850.792.376<text:s/></text:p>
          </table:table-cell>
          <table:table-cell office:value-type="float" office:value="65482929.240000002" table:style-name="ce14">
            <text:p>65.482.929<text:s/></text:p>
          </table:table-cell>
          <table:table-cell office:value-type="float" office:value="94239675.379999995" table:style-name="ce14">
            <text:p>94.239.675<text:s/></text:p>
          </table:table-cell>
          <table:table-cell office:value-type="float" office:value="89541788.349999994" table:style-name="ce14">
            <text:p>89.541.788<text:s/></text:p>
          </table:table-cell>
          <table:table-cell office:value-type="float" office:value="57113488.090000004" table:style-name="ce14">
            <text:p>57.113.488<text:s/></text:p>
          </table:table-cell>
          <table:table-cell office:value-type="float" office:value="322257427.77999997" table:style-name="ce14">
            <text:p>322.257.428<text:s/></text:p>
          </table:table-cell>
          <table:table-cell office:value-type="float" office:value="34456361.390000001" table:style-name="ce14">
            <text:p>34.456.361<text:s/></text:p>
          </table:table-cell>
          <table:table-cell office:value-type="float" office:value="892881833.54999995" table:style-name="ce14">
            <text:p>892.881.834<text:s/></text:p>
          </table:table-cell>
          <table:table-cell office:value-type="float" office:value="3558912588.2600002" table:style-name="ce14">
            <text:p>3.558.912.588<text:s/></text:p>
          </table:table-cell>
          <table:table-cell office:value-type="float" office:value="60206022.140000001" table:style-name="ce14">
            <text:p>60.206.022<text:s/></text:p>
          </table:table-cell>
          <table:table-cell office:value-type="float" office:value="30510897" table:style-name="ce14">
            <text:p>30.510.897<text:s/></text:p>
          </table:table-cell>
          <table:table-cell office:value-type="float" office:value="6410245.3099999996" table:style-name="ce14">
            <text:p>6.410.245<text:s/></text:p>
          </table:table-cell>
          <table:table-cell office:value-type="float" office:value="812137040.70000005" table:style-name="ce14">
            <text:p>812.137.041<text:s/></text:p>
          </table:table-cell>
          <table:table-cell office:value-type="float" office:value="794352718.13999999" table:style-name="ce14">
            <text:p>794.352.718<text:s/></text:p>
          </table:table-cell>
          <table:table-cell office:value-type="float" office:value="38132717.960000001" table:style-name="ce14">
            <text:p>38.132.718<text:s/></text:p>
          </table:table-cell>
          <table:table-cell office:value-type="float" office:value="6762518147.8299999" table:style-name="ce14">
            <text:p>6.762.518.148<text:s/></text:p>
          </table:table-cell>
          <table:table-cell office:value-type="float" office:value="25730264.52" table:style-name="ce14">
            <text:p>25.730.265<text:s/></text:p>
          </table:table-cell>
          <table:table-cell office:value-type="float" office:value="16913887385.449999" table:style-name="ce15">
            <text:p>16.913.887.38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464.63" table:style-name="ce14">
            <text:p>465<text:s/></text:p>
          </table:table-cell>
          <table:table-cell office:value-type="float" office:value="72775.28" table:style-name="ce14">
            <text:p>72.775<text:s/></text:p>
          </table:table-cell>
          <table:table-cell office:value-type="float" office:value="141639.62" table:style-name="ce14">
            <text:p>141.640<text:s/></text:p>
          </table:table-cell>
          <table:table-cell office:value-type="float" office:value="24787.69" table:style-name="ce14">
            <text:p>24.788<text:s/></text:p>
          </table:table-cell>
          <table:table-cell office:value-type="float" office:value="1300718.96" table:style-name="ce14">
            <text:p>1.300.719<text:s/></text:p>
          </table:table-cell>
          <table:table-cell office:value-type="float" office:value="16489478.369999999" table:style-name="ce14">
            <text:p>16.489.478<text:s/></text:p>
          </table:table-cell>
          <table:table-cell office:value-type="float" office:value="330566090.31" table:style-name="ce14">
            <text:p>330.566.090<text:s/></text:p>
          </table:table-cell>
          <table:table-cell office:value-type="float" office:value="5747985.5899999999" table:style-name="ce14">
            <text:p>5.747.986<text:s/></text:p>
          </table:table-cell>
          <table:table-cell office:value-type="float" office:value="533029.5" table:style-name="ce14">
            <text:p>533.030<text:s/></text:p>
          </table:table-cell>
          <table:table-cell office:value-type="float" office:value="34938.769999999997" table:style-name="ce14">
            <text:p>34.939<text:s/></text:p>
          </table:table-cell>
          <table:table-cell office:value-type="float" office:value="21020555.219999999" table:style-name="ce14">
            <text:p>21.020.555<text:s/></text:p>
          </table:table-cell>
          <table:table-cell office:value-type="float" office:value="20404.46" table:style-name="ce14">
            <text:p>20.404<text:s/></text:p>
          </table:table-cell>
          <table:table-cell office:value-type="float" office:value="154819.04" table:style-name="ce14">
            <text:p>154.819<text:s/></text:p>
          </table:table-cell>
          <table:table-cell office:value-type="float" office:value="9698600.4800000004" table:style-name="ce14">
            <text:p>9.698.600<text:s/></text:p>
          </table:table-cell>
          <table:table-cell office:value-type="float" office:value="46062.43" table:style-name="ce14">
            <text:p>46.062<text:s/></text:p>
          </table:table-cell>
          <table:table-cell office:value-type="float" office:value="8931667.1400000006" table:style-name="ce14">
            <text:p>8.931.667<text:s/></text:p>
          </table:table-cell>
          <table:table-cell office:value-type="float" office:value="31224.560000000001" table:style-name="ce14">
            <text:p>31.225<text:s/></text:p>
          </table:table-cell>
          <table:table-cell office:value-type="float" office:value="38672166.780000001" table:style-name="ce14">
            <text:p>38.672.167<text:s/></text:p>
          </table:table-cell>
          <table:table-cell office:value-type="float" office:value="147160260.97999999" table:style-name="ce14">
            <text:p>147.160.261<text:s/></text:p>
          </table:table-cell>
          <table:table-cell office:value-type="float" office:value="138290.29999999999" table:style-name="ce14">
            <text:p>138.290<text:s/></text:p>
          </table:table-cell>
          <table:table-cell office:value-type="float" office:value="19885.259999999998" table:style-name="ce14">
            <text:p>19.885<text:s/></text:p>
          </table:table-cell>
          <table:table-cell office:value-type="float" office:value="7591.26" table:style-name="ce14">
            <text:p>7.591<text:s/></text:p>
          </table:table-cell>
          <table:table-cell office:value-type="float" office:value="33196966.5" table:style-name="ce14">
            <text:p>33.196.967<text:s/></text:p>
          </table:table-cell>
          <table:table-cell office:value-type="float" office:value="1473207.46" table:style-name="ce14">
            <text:p>1.473.207<text:s/></text:p>
          </table:table-cell>
          <table:table-cell office:value-type="float" office:value="1351442.68" table:style-name="ce14">
            <text:p>1.351.443<text:s/></text:p>
          </table:table-cell>
          <table:table-cell office:value-type="float" office:value="525017624.14999998" table:style-name="ce14">
            <text:p>525.017.624<text:s/></text:p>
          </table:table-cell>
          <table:table-cell office:value-type="float" office:value="16024.31" table:style-name="ce14">
            <text:p>16.024<text:s/></text:p>
          </table:table-cell>
          <table:table-cell office:value-type="float" office:value="1141868701.7299998" table:style-name="ce15">
            <text:p>1.141.868.70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8464428.870000001" table:style-name="ce14">
            <text:p>8.464.429<text:s/></text:p>
          </table:table-cell>
          <table:table-cell office:value-type="float" office:value="48574825.689999998" table:style-name="ce14">
            <text:p>48.574.826<text:s/></text:p>
          </table:table-cell>
          <table:table-cell office:value-type="float" office:value="293527267.31" table:style-name="ce14">
            <text:p>293.527.267<text:s/></text:p>
          </table:table-cell>
          <table:table-cell office:value-type="float" office:value="9703686.7899999991" table:style-name="ce14">
            <text:p>9.703.687<text:s/></text:p>
          </table:table-cell>
          <table:table-cell office:value-type="float" office:value="385545024.37" table:style-name="ce14">
            <text:p>385.545.024<text:s/></text:p>
          </table:table-cell>
          <table:table-cell office:value-type="float" office:value="232685170.16000003" table:style-name="ce14">
            <text:p>232.685.170<text:s/></text:p>
          </table:table-cell>
          <table:table-cell office:value-type="float" office:value="396217817.24000007" table:style-name="ce14">
            <text:p>396.217.817<text:s/></text:p>
          </table:table-cell>
          <table:table-cell office:value-type="float" office:value="315137081.36999995" table:style-name="ce14">
            <text:p>315.137.081<text:s/></text:p>
          </table:table-cell>
          <table:table-cell office:value-type="float" office:value="210892287.31" table:style-name="ce14">
            <text:p>210.892.287<text:s/></text:p>
          </table:table-cell>
          <table:table-cell office:value-type="float" office:value="162551365.94" table:style-name="ce14">
            <text:p>162.551.366<text:s/></text:p>
          </table:table-cell>
          <table:table-cell office:value-type="float" office:value="829771820.81999993" table:style-name="ce14">
            <text:p>829.771.821<text:s/></text:p>
          </table:table-cell>
          <table:table-cell office:value-type="float" office:value="65462524.780000001" table:style-name="ce14">
            <text:p>65.462.525<text:s/></text:p>
          </table:table-cell>
          <table:table-cell office:value-type="float" office:value="94084856.339999989" table:style-name="ce14">
            <text:p>94.084.856<text:s/></text:p>
          </table:table-cell>
          <table:table-cell office:value-type="float" office:value="79843187.870000005" table:style-name="ce14">
            <text:p>79.843.188<text:s/></text:p>
          </table:table-cell>
          <table:table-cell office:value-type="float" office:value="57067425.659999996" table:style-name="ce14">
            <text:p>57.067.426<text:s/></text:p>
          </table:table-cell>
          <table:table-cell office:value-type="float" office:value="313325760.63999993" table:style-name="ce14">
            <text:p>313.325.761<text:s/></text:p>
          </table:table-cell>
          <table:table-cell office:value-type="float" office:value="34425136.829999998" table:style-name="ce14">
            <text:p>34.425.137<text:s/></text:p>
          </table:table-cell>
          <table:table-cell office:value-type="float" office:value="854209666.76999998" table:style-name="ce14">
            <text:p>854.209.667<text:s/></text:p>
          </table:table-cell>
          <table:table-cell office:value-type="float" office:value="3411752327.2799997" table:style-name="ce14">
            <text:p>3.411.752.327<text:s/></text:p>
          </table:table-cell>
          <table:table-cell office:value-type="float" office:value="60067731.839999996" table:style-name="ce14">
            <text:p>60.067.732<text:s/></text:p>
          </table:table-cell>
          <table:table-cell office:value-type="float" office:value="30491011.739999998" table:style-name="ce14">
            <text:p>30.491.012<text:s/></text:p>
          </table:table-cell>
          <table:table-cell office:value-type="float" office:value="6402654.0500000007" table:style-name="ce14">
            <text:p>6.402.654<text:s/></text:p>
          </table:table-cell>
          <table:table-cell office:value-type="float" office:value="778940074.20000005" table:style-name="ce14">
            <text:p>778.940.074<text:s/></text:p>
          </table:table-cell>
          <table:table-cell office:value-type="float" office:value="792879510.68000007" table:style-name="ce14">
            <text:p>792.879.511<text:s/></text:p>
          </table:table-cell>
          <table:table-cell office:value-type="float" office:value="36781275.279999994" table:style-name="ce14">
            <text:p>36.781.275<text:s/></text:p>
          </table:table-cell>
          <table:table-cell office:value-type="float" office:value="6237500523.6799994" table:style-name="ce14">
            <text:p>6.237.500.524<text:s/></text:p>
          </table:table-cell>
          <table:table-cell office:value-type="float" office:value="25714240.210000001" table:style-name="ce14">
            <text:p>25.714.240<text:s/></text:p>
          </table:table-cell>
          <table:table-cell office:value-type="float" office:value="15772018683.720001" table:style-name="ce15">
            <text:p>15.772.018.68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2946091.52" table:style-name="ce14">
            <text:p>2.946.092<text:s/></text:p>
          </table:table-cell>
          <table:table-cell office:value-type="float" office:value="14838693.689999999" table:style-name="ce14">
            <text:p>14.838.694<text:s/></text:p>
          </table:table-cell>
          <table:table-cell office:value-type="float" office:value="75929995.299999997" table:style-name="ce14">
            <text:p>75.929.995<text:s/></text:p>
          </table:table-cell>
          <table:table-cell office:value-type="float" office:value="3432676.82" table:style-name="ce14">
            <text:p>3.432.677<text:s/></text:p>
          </table:table-cell>
          <table:table-cell office:value-type="float" office:value="115849000.17" table:style-name="ce14">
            <text:p>115.849.000<text:s/></text:p>
          </table:table-cell>
          <table:table-cell office:value-type="float" office:value="70935174.569999993" table:style-name="ce14">
            <text:p>70.935.175<text:s/></text:p>
          </table:table-cell>
          <table:table-cell office:value-type="float" office:value="288895060.52999997" table:style-name="ce14">
            <text:p>288.895.061<text:s/></text:p>
          </table:table-cell>
          <table:table-cell office:value-type="float" office:value="86667734.530000001" table:style-name="ce14">
            <text:p>86.667.735<text:s/></text:p>
          </table:table-cell>
          <table:table-cell office:value-type="float" office:value="69920660.629999995" table:style-name="ce14">
            <text:p>69.920.661<text:s/></text:p>
          </table:table-cell>
          <table:table-cell office:value-type="float" office:value="43728821.890000001" table:style-name="ce14">
            <text:p>43.728.822<text:s/></text:p>
          </table:table-cell>
          <table:table-cell office:value-type="float" office:value="249401122.91" table:style-name="ce14">
            <text:p>249.401.123<text:s/></text:p>
          </table:table-cell>
          <table:table-cell office:value-type="float" office:value="23162717.969999999" table:style-name="ce14">
            <text:p>23.162.718<text:s/></text:p>
          </table:table-cell>
          <table:table-cell office:value-type="float" office:value="36605125.880000003" table:style-name="ce14">
            <text:p>36.605.126<text:s/></text:p>
          </table:table-cell>
          <table:table-cell office:value-type="float" office:value="34477587.829999998" table:style-name="ce14">
            <text:p>34.477.588<text:s/></text:p>
          </table:table-cell>
          <table:table-cell office:value-type="float" office:value="19980119.18" table:style-name="ce14">
            <text:p>19.980.119<text:s/></text:p>
          </table:table-cell>
          <table:table-cell office:value-type="float" office:value="92805710.269999996" table:style-name="ce14">
            <text:p>92.805.710<text:s/></text:p>
          </table:table-cell>
          <table:table-cell office:value-type="float" office:value="13232294.73" table:style-name="ce14">
            <text:p>13.232.295<text:s/></text:p>
          </table:table-cell>
          <table:table-cell office:value-type="float" office:value="238227549.63" table:style-name="ce14">
            <text:p>238.227.550<text:s/></text:p>
          </table:table-cell>
          <table:table-cell office:value-type="float" office:value="836720858.21000004" table:style-name="ce14">
            <text:p>836.720.858<text:s/></text:p>
          </table:table-cell>
          <table:table-cell office:value-type="float" office:value="23210977.579999998" table:style-name="ce14">
            <text:p>23.210.978<text:s/></text:p>
          </table:table-cell>
          <table:table-cell office:value-type="float" office:value="13286353.33" table:style-name="ce14">
            <text:p>13.286.353<text:s/></text:p>
          </table:table-cell>
          <table:table-cell office:value-type="float" office:value="2475254.33" table:style-name="ce14">
            <text:p>2.475.254<text:s/></text:p>
          </table:table-cell>
          <table:table-cell office:value-type="float" office:value="224711834.75999999" table:style-name="ce14">
            <text:p>224.711.835<text:s/></text:p>
          </table:table-cell>
          <table:table-cell office:value-type="float" office:value="192393127.47999999" table:style-name="ce14">
            <text:p>192.393.127<text:s/></text:p>
          </table:table-cell>
          <table:table-cell office:value-type="float" office:value="14842101.57" table:style-name="ce14">
            <text:p>14.842.102<text:s/></text:p>
          </table:table-cell>
          <table:table-cell office:value-type="float" office:value="1586998083.8900001" table:style-name="ce14">
            <text:p>1.586.998.084<text:s/></text:p>
          </table:table-cell>
          <table:table-cell office:value-type="float" office:value="10691554.18" table:style-name="ce14">
            <text:p>10.691.554<text:s/></text:p>
          </table:table-cell>
          <table:table-cell office:value-type="float" office:value="4386366283.3800001" table:style-name="ce15">
            <text:p>4.386.366.28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75.489999999999995" table:style-name="ce14">
            <text:p>75<text:s/></text:p>
          </table:table-cell>
          <table:table-cell office:value-type="float" office:value="12479.25" table:style-name="ce14">
            <text:p>12.479<text:s/></text:p>
          </table:table-cell>
          <table:table-cell office:value-type="float" office:value="23204.22" table:style-name="ce14">
            <text:p>23.204<text:s/></text:p>
          </table:table-cell>
          <table:table-cell office:value-type="float" office:value="4243.1099999999997" table:style-name="ce14">
            <text:p>4.243<text:s/></text:p>
          </table:table-cell>
          <table:table-cell office:value-type="float" office:value="209889.48" table:style-name="ce14">
            <text:p>209.889<text:s/></text:p>
          </table:table-cell>
          <table:table-cell office:value-type="float" office:value="2687662.06" table:style-name="ce14">
            <text:p>2.687.662<text:s/></text:p>
          </table:table-cell>
          <table:table-cell office:value-type="float" office:value="55910615.149999999" table:style-name="ce14">
            <text:p>55.910.615<text:s/></text:p>
          </table:table-cell>
          <table:table-cell office:value-type="float" office:value="964870.17" table:style-name="ce14">
            <text:p>964.870<text:s/></text:p>
          </table:table-cell>
          <table:table-cell office:value-type="float" office:value="85818.65" table:style-name="ce14">
            <text:p>85.819<text:s/></text:p>
          </table:table-cell>
          <table:table-cell office:value-type="float" office:value="5583.01" table:style-name="ce14">
            <text:p>5.583<text:s/></text:p>
          </table:table-cell>
          <table:table-cell office:value-type="float" office:value="3359192.7" table:style-name="ce14">
            <text:p>3.359.193<text:s/></text:p>
          </table:table-cell>
          <table:table-cell office:value-type="float" office:value="3645.93" table:style-name="ce14">
            <text:p>3.646<text:s/></text:p>
          </table:table-cell>
          <table:table-cell office:value-type="float" office:value="24654.65" table:style-name="ce14">
            <text:p>24.655<text:s/></text:p>
          </table:table-cell>
          <table:table-cell office:value-type="float" office:value="1582277.25" table:style-name="ce14">
            <text:p>1.582.277<text:s/></text:p>
          </table:table-cell>
          <table:table-cell office:value-type="float" office:value="7918" table:style-name="ce14">
            <text:p>7.918<text:s/></text:p>
          </table:table-cell>
          <table:table-cell office:value-type="float" office:value="1453216.25" table:style-name="ce14">
            <text:p>1.453.216<text:s/></text:p>
          </table:table-cell>
          <table:table-cell office:value-type="float" office:value="5007.4399999999996" table:style-name="ce14">
            <text:p>5.007<text:s/></text:p>
          </table:table-cell>
          <table:table-cell office:value-type="float" office:value="6423349.9400000004" table:style-name="ce14">
            <text:p>6.423.350<text:s/></text:p>
          </table:table-cell>
          <table:table-cell office:value-type="float" office:value="23937183.609999999" table:style-name="ce14">
            <text:p>23.937.184<text:s/></text:p>
          </table:table-cell>
          <table:table-cell office:value-type="float" office:value="20383.75" table:style-name="ce14">
            <text:p>20.384<text:s/></text:p>
          </table:table-cell>
          <table:table-cell office:value-type="float" office:value="3086.1" table:style-name="ce14">
            <text:p>3.086<text:s/></text:p>
          </table:table-cell>
          <table:table-cell office:value-type="float" office:value="1178.07" table:style-name="ce14">
            <text:p>1.178<text:s/></text:p>
          </table:table-cell>
          <table:table-cell office:value-type="float" office:value="5612015.4900000002" table:style-name="ce14">
            <text:p>5.612.015<text:s/></text:p>
          </table:table-cell>
          <table:table-cell office:value-type="float" office:value="250382.47" table:style-name="ce14">
            <text:p>250.382<text:s/></text:p>
          </table:table-cell>
          <table:table-cell office:value-type="float" office:value="58215.199999999997" table:style-name="ce14">
            <text:p>58.215<text:s/></text:p>
          </table:table-cell>
          <table:table-cell office:value-type="float" office:value="84343407.030000001" table:style-name="ce14">
            <text:p>84.343.407<text:s/></text:p>
          </table:table-cell>
          <table:table-cell office:value-type="float" office:value="2467.39" table:style-name="ce14">
            <text:p>2.467<text:s/></text:p>
          </table:table-cell>
          <table:table-cell office:value-type="float" office:value="186992021.85999995" table:style-name="ce15">
            <text:p>186.992.02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2946016.0300000003" table:style-name="ce14">
            <text:p>2.946.016<text:s/></text:p>
          </table:table-cell>
          <table:table-cell office:value-type="float" office:value="14826214.439999999" table:style-name="ce14">
            <text:p>14.826.214<text:s/></text:p>
          </table:table-cell>
          <table:table-cell office:value-type="float" office:value="75906791.079999998" table:style-name="ce14">
            <text:p>75.906.791<text:s/></text:p>
          </table:table-cell>
          <table:table-cell office:value-type="float" office:value="3428433.71" table:style-name="ce14">
            <text:p>3.428.434<text:s/></text:p>
          </table:table-cell>
          <table:table-cell office:value-type="float" office:value="115639110.69" table:style-name="ce14">
            <text:p>115.639.111<text:s/></text:p>
          </table:table-cell>
          <table:table-cell office:value-type="float" office:value="68247512.510000005" table:style-name="ce14">
            <text:p>68.247.513<text:s/></text:p>
          </table:table-cell>
          <table:table-cell office:value-type="float" office:value="232984445.38" table:style-name="ce14">
            <text:p>232.984.445<text:s/></text:p>
          </table:table-cell>
          <table:table-cell office:value-type="float" office:value="85702864.359999999" table:style-name="ce14">
            <text:p>85.702.864<text:s/></text:p>
          </table:table-cell>
          <table:table-cell office:value-type="float" office:value="69834841.980000004" table:style-name="ce14">
            <text:p>69.834.842<text:s/></text:p>
          </table:table-cell>
          <table:table-cell office:value-type="float" office:value="43723238.879999995" table:style-name="ce14">
            <text:p>43.723.239<text:s/></text:p>
          </table:table-cell>
          <table:table-cell office:value-type="float" office:value="246041930.21000001" table:style-name="ce14">
            <text:p>246.041.930<text:s/></text:p>
          </table:table-cell>
          <table:table-cell office:value-type="float" office:value="23159072.040000003" table:style-name="ce14">
            <text:p>23.159.072<text:s/></text:p>
          </table:table-cell>
          <table:table-cell office:value-type="float" office:value="36580471.230000004" table:style-name="ce14">
            <text:p>36.580.471<text:s/></text:p>
          </table:table-cell>
          <table:table-cell office:value-type="float" office:value="32895310.579999994" table:style-name="ce14">
            <text:p>32.895.311<text:s/></text:p>
          </table:table-cell>
          <table:table-cell office:value-type="float" office:value="19972201.18" table:style-name="ce14">
            <text:p>19.972.201<text:s/></text:p>
          </table:table-cell>
          <table:table-cell office:value-type="float" office:value="91352494.019999996" table:style-name="ce14">
            <text:p>91.352.494<text:s/></text:p>
          </table:table-cell>
          <table:table-cell office:value-type="float" office:value="13227287.290000001" table:style-name="ce14">
            <text:p>13.227.287<text:s/></text:p>
          </table:table-cell>
          <table:table-cell office:value-type="float" office:value="231804199.69" table:style-name="ce14">
            <text:p>231.804.200<text:s/></text:p>
          </table:table-cell>
          <table:table-cell office:value-type="float" office:value="812783674.60000002" table:style-name="ce14">
            <text:p>812.783.675<text:s/></text:p>
          </table:table-cell>
          <table:table-cell office:value-type="float" office:value="23190593.829999998" table:style-name="ce14">
            <text:p>23.190.594<text:s/></text:p>
          </table:table-cell>
          <table:table-cell office:value-type="float" office:value="13283267.23" table:style-name="ce14">
            <text:p>13.283.267<text:s/></text:p>
          </table:table-cell>
          <table:table-cell office:value-type="float" office:value="2474076.2600000002" table:style-name="ce14">
            <text:p>2.474.076<text:s/></text:p>
          </table:table-cell>
          <table:table-cell office:value-type="float" office:value="219099819.27000001" table:style-name="ce14">
            <text:p>219.099.819<text:s/></text:p>
          </table:table-cell>
          <table:table-cell office:value-type="float" office:value="192142745.00999999" table:style-name="ce14">
            <text:p>192.142.745<text:s/></text:p>
          </table:table-cell>
          <table:table-cell office:value-type="float" office:value="14783886.370000003" table:style-name="ce14">
            <text:p>14.783.886<text:s/></text:p>
          </table:table-cell>
          <table:table-cell office:value-type="float" office:value="1502654676.8600001" table:style-name="ce14">
            <text:p>1.502.654.677<text:s/></text:p>
          </table:table-cell>
          <table:table-cell office:value-type="float" office:value="10689086.790000001" table:style-name="ce14">
            <text:p>10.689.087<text:s/></text:p>
          </table:table-cell>
          <table:table-cell office:value-type="float" office:value="4199374261.52" table:style-name="ce15">
            <text:p>4.199.374.26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3263147.41" table:style-name="ce14">
            <text:p>3.263.147<text:s/></text:p>
          </table:table-cell>
          <table:table-cell office:value-type="float" office:value="9316630.6899999995" table:style-name="ce14">
            <text:p>9.316.631<text:s/></text:p>
          </table:table-cell>
          <table:table-cell office:value-type="float" office:value="75671396.109999999" table:style-name="ce14">
            <text:p>75.671.396<text:s/></text:p>
          </table:table-cell>
          <table:table-cell office:value-type="float" office:value="1933366.32" table:style-name="ce14">
            <text:p>1.933.366<text:s/></text:p>
          </table:table-cell>
          <table:table-cell office:value-type="float" office:value="64306237.409999996" table:style-name="ce14">
            <text:p>64.306.237<text:s/></text:p>
          </table:table-cell>
          <table:table-cell office:value-type="float" office:value="57988711.780000001" table:style-name="ce14">
            <text:p>57.988.712<text:s/></text:p>
          </table:table-cell>
          <table:table-cell office:value-type="float" office:value="135718235.53999999" table:style-name="ce14">
            <text:p>135.718.236<text:s/></text:p>
          </table:table-cell>
          <table:table-cell office:value-type="float" office:value="43689810.149999999" table:style-name="ce14">
            <text:p>43.689.810<text:s/></text:p>
          </table:table-cell>
          <table:table-cell office:value-type="float" office:value="46143518.469999999" table:style-name="ce14">
            <text:p>46.143.518<text:s/></text:p>
          </table:table-cell>
          <table:table-cell office:value-type="float" office:value="22493932.039999999" table:style-name="ce14">
            <text:p>22.493.932<text:s/></text:p>
          </table:table-cell>
          <table:table-cell office:value-type="float" office:value="209149553.56" table:style-name="ce14">
            <text:p>209.149.554<text:s/></text:p>
          </table:table-cell>
          <table:table-cell office:value-type="float" office:value="22416921.18" table:style-name="ce14">
            <text:p>22.416.921<text:s/></text:p>
          </table:table-cell>
          <table:table-cell office:value-type="float" office:value="27635459.84" table:style-name="ce14">
            <text:p>27.635.460<text:s/></text:p>
          </table:table-cell>
          <table:table-cell office:value-type="float" office:value="34366854.82" table:style-name="ce14">
            <text:p>34.366.855<text:s/></text:p>
          </table:table-cell>
          <table:table-cell office:value-type="float" office:value="16161289.439999999" table:style-name="ce14">
            <text:p>16.161.289<text:s/></text:p>
          </table:table-cell>
          <table:table-cell office:value-type="float" office:value="58850040" table:style-name="ce14">
            <text:p>58.850.040<text:s/></text:p>
          </table:table-cell>
          <table:table-cell office:value-type="float" office:value="11354704.08" table:style-name="ce14">
            <text:p>11.354.704<text:s/></text:p>
          </table:table-cell>
          <table:table-cell office:value-type="float" office:value="152971857.69" table:style-name="ce14">
            <text:p>152.971.858<text:s/></text:p>
          </table:table-cell>
          <table:table-cell office:value-type="float" office:value="585394581.99000001" table:style-name="ce14">
            <text:p>585.394.582<text:s/></text:p>
          </table:table-cell>
          <table:table-cell office:value-type="float" office:value="14528266.1" table:style-name="ce14">
            <text:p>14.528.266<text:s/></text:p>
          </table:table-cell>
          <table:table-cell office:value-type="float" office:value="7924486.5300000003" table:style-name="ce14">
            <text:p>7.924.487<text:s/></text:p>
          </table:table-cell>
          <table:table-cell office:value-type="float" office:value="2667149.23" table:style-name="ce14">
            <text:p>2.667.149<text:s/></text:p>
          </table:table-cell>
          <table:table-cell office:value-type="float" office:value="155983707.87" table:style-name="ce14">
            <text:p>155.983.708<text:s/></text:p>
          </table:table-cell>
          <table:table-cell office:value-type="float" office:value="100852327.97" table:style-name="ce14">
            <text:p>100.852.328<text:s/></text:p>
          </table:table-cell>
          <table:table-cell office:value-type="float" office:value="11234664.359999999" table:style-name="ce14">
            <text:p>11.234.664<text:s/></text:p>
          </table:table-cell>
          <table:table-cell office:value-type="float" office:value="1530414939.6800001" table:style-name="ce14">
            <text:p>1.530.414.940<text:s/></text:p>
          </table:table-cell>
          <table:table-cell office:value-type="float" office:value="6391183.4500000002" table:style-name="ce14">
            <text:p>6.391.183<text:s/></text:p>
          </table:table-cell>
          <table:table-cell office:value-type="float" office:value="3408822973.71" table:style-name="ce15">
            <text:p>3.408.822.97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139.5" table:style-name="ce14">
            <text:p>140<text:s/></text:p>
          </table:table-cell>
          <table:table-cell office:value-type="float" office:value="16011.2" table:style-name="ce14">
            <text:p>16.011<text:s/></text:p>
          </table:table-cell>
          <table:table-cell office:value-type="float" office:value="106551.01" table:style-name="ce14">
            <text:p>106.551<text:s/></text:p>
          </table:table-cell>
          <table:table-cell office:value-type="float" office:value="1473.5" table:style-name="ce14">
            <text:p>1.474<text:s/></text:p>
          </table:table-cell>
          <table:table-cell office:value-type="float" office:value="258538.08" table:style-name="ce14">
            <text:p>258.538<text:s/></text:p>
          </table:table-cell>
          <table:table-cell office:value-type="float" office:value="7810191.7300000004" table:style-name="ce14">
            <text:p>7.810.192<text:s/></text:p>
          </table:table-cell>
          <table:table-cell office:value-type="float" office:value="17110594.559999999" table:style-name="ce14">
            <text:p>17.110.595<text:s/></text:p>
          </table:table-cell>
          <table:table-cell office:value-type="float" office:value="796117.06" table:style-name="ce14">
            <text:p>796.117<text:s/></text:p>
          </table:table-cell>
          <table:table-cell office:value-type="float" office:value="255612.98" table:style-name="ce14">
            <text:p>255.61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992059.5" table:style-name="ce14">
            <text:p>2.992.060<text:s/></text:p>
          </table:table-cell>
          <table:table-cell office:value-type="float" office:value="47798.41" table:style-name="ce14">
            <text:p>47.798<text:s/></text:p>
          </table:table-cell>
          <table:table-cell office:value-type="float" office:value="159141.82" table:style-name="ce14">
            <text:p>159.142<text:s/></text:p>
          </table:table-cell>
          <table:table-cell office:value-type="float" office:value="7155975.4699999997" table:style-name="ce14">
            <text:p>7.155.975<text:s/></text:p>
          </table:table-cell>
          <table:table-cell office:value-type="float" office:value="1042.0899999999999" table:style-name="ce14">
            <text:p>1.042<text:s/></text:p>
          </table:table-cell>
          <table:table-cell office:value-type="float" office:value="4741206.3499999996" table:style-name="ce14">
            <text:p>4.741.206<text:s/></text:p>
          </table:table-cell>
          <table:table-cell office:value-type="float" office:value="4620.07" table:style-name="ce14">
            <text:p>4.620<text:s/></text:p>
          </table:table-cell>
          <table:table-cell office:value-type="float" office:value="12428242.050000001" table:style-name="ce14">
            <text:p>12.428.242<text:s/></text:p>
          </table:table-cell>
          <table:table-cell office:value-type="float" office:value="113183666.86" table:style-name="ce14">
            <text:p>113.183.667<text:s/></text:p>
          </table:table-cell>
          <table:table-cell office:value-type="float" office:value="88681.63" table:style-name="ce14">
            <text:p>88.682<text:s/></text:p>
          </table:table-cell>
          <table:table-cell office:value-type="float" office:value="377.25" table:style-name="ce14">
            <text:p>377<text:s/></text:p>
          </table:table-cell>
          <table:table-cell office:value-type="float" office:value="38027.980000000003" table:style-name="ce14">
            <text:p>38.028<text:s/></text:p>
          </table:table-cell>
          <table:table-cell office:value-type="float" office:value="18593006.140000001" table:style-name="ce14">
            <text:p>18.593.006<text:s/></text:p>
          </table:table-cell>
          <table:table-cell office:value-type="float" office:value="819936.91" table:style-name="ce14">
            <text:p>819.937<text:s/></text:p>
          </table:table-cell>
          <table:table-cell office:value-type="float" office:value="1295941.3600000001" table:style-name="ce14">
            <text:p>1.295.941<text:s/></text:p>
          </table:table-cell>
          <table:table-cell office:value-type="float" office:value="333589289.44" table:style-name="ce14">
            <text:p>333.589.289<text:s/></text:p>
          </table:table-cell>
          <table:table-cell office:value-type="float" office:value="1657.6" table:style-name="ce14">
            <text:p>1.658<text:s/></text:p>
          </table:table-cell>
          <table:table-cell office:value-type="float" office:value="521495900.55000007" table:style-name="ce15">
            <text:p>521.495.90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3263007.9099999997" table:style-name="ce14">
            <text:p>3.263.008<text:s/></text:p>
          </table:table-cell>
          <table:table-cell office:value-type="float" office:value="9300619.4900000002" table:style-name="ce14">
            <text:p>9.300.619<text:s/></text:p>
          </table:table-cell>
          <table:table-cell office:value-type="float" office:value="75564845.099999994" table:style-name="ce14">
            <text:p>75.564.845<text:s/></text:p>
          </table:table-cell>
          <table:table-cell office:value-type="float" office:value="1931892.82" table:style-name="ce14">
            <text:p>1.931.893<text:s/></text:p>
          </table:table-cell>
          <table:table-cell office:value-type="float" office:value="64047699.329999991" table:style-name="ce14">
            <text:p>64.047.699<text:s/></text:p>
          </table:table-cell>
          <table:table-cell office:value-type="float" office:value="50178520.050000004" table:style-name="ce14">
            <text:p>50.178.520<text:s/></text:p>
          </table:table-cell>
          <table:table-cell office:value-type="float" office:value="118607640.98" table:style-name="ce14">
            <text:p>118.607.641<text:s/></text:p>
          </table:table-cell>
          <table:table-cell office:value-type="float" office:value="42893693.089999996" table:style-name="ce14">
            <text:p>42.893.693<text:s/></text:p>
          </table:table-cell>
          <table:table-cell office:value-type="float" office:value="45887905.490000002" table:style-name="ce14">
            <text:p>45.887.905<text:s/></text:p>
          </table:table-cell>
          <table:table-cell office:value-type="float" office:value="22493932.039999999" table:style-name="ce14">
            <text:p>22.493.932<text:s/></text:p>
          </table:table-cell>
          <table:table-cell office:value-type="float" office:value="206157494.06" table:style-name="ce14">
            <text:p>206.157.494<text:s/></text:p>
          </table:table-cell>
          <table:table-cell office:value-type="float" office:value="22369122.77" table:style-name="ce14">
            <text:p>22.369.123<text:s/></text:p>
          </table:table-cell>
          <table:table-cell office:value-type="float" office:value="27476318.02" table:style-name="ce14">
            <text:p>27.476.318<text:s/></text:p>
          </table:table-cell>
          <table:table-cell office:value-type="float" office:value="27210879.349999998" table:style-name="ce14">
            <text:p>27.210.879<text:s/></text:p>
          </table:table-cell>
          <table:table-cell office:value-type="float" office:value="16160247.35" table:style-name="ce14">
            <text:p>16.160.247<text:s/></text:p>
          </table:table-cell>
          <table:table-cell office:value-type="float" office:value="54108833.650000006" table:style-name="ce14">
            <text:p>54.108.834<text:s/></text:p>
          </table:table-cell>
          <table:table-cell office:value-type="float" office:value="11350084.01" table:style-name="ce14">
            <text:p>11.350.084<text:s/></text:p>
          </table:table-cell>
          <table:table-cell office:value-type="float" office:value="140543615.64000002" table:style-name="ce14">
            <text:p>140.543.616<text:s/></text:p>
          </table:table-cell>
          <table:table-cell office:value-type="float" office:value="472210915.13000005" table:style-name="ce14">
            <text:p>472.210.915<text:s/></text:p>
          </table:table-cell>
          <table:table-cell office:value-type="float" office:value="14439584.469999999" table:style-name="ce14">
            <text:p>14.439.584<text:s/></text:p>
          </table:table-cell>
          <table:table-cell office:value-type="float" office:value="7924109.2800000003" table:style-name="ce14">
            <text:p>7.924.109<text:s/></text:p>
          </table:table-cell>
          <table:table-cell office:value-type="float" office:value="2629121.2499999995" table:style-name="ce14">
            <text:p>2.629.121<text:s/></text:p>
          </table:table-cell>
          <table:table-cell office:value-type="float" office:value="137390701.73000002" table:style-name="ce14">
            <text:p>137.390.702<text:s/></text:p>
          </table:table-cell>
          <table:table-cell office:value-type="float" office:value="100032391.05999999" table:style-name="ce14">
            <text:p>100.032.391<text:s/></text:p>
          </table:table-cell>
          <table:table-cell office:value-type="float" office:value="9938723" table:style-name="ce14">
            <text:p>9.938.723<text:s/></text:p>
          </table:table-cell>
          <table:table-cell office:value-type="float" office:value="1196825650.24" table:style-name="ce14">
            <text:p>1.196.825.650<text:s/></text:p>
          </table:table-cell>
          <table:table-cell office:value-type="float" office:value="6389525.8499999996" table:style-name="ce14">
            <text:p>6.389.526<text:s/></text:p>
          </table:table-cell>
          <table:table-cell office:value-type="float" office:value="2887327073.1599998" table:style-name="ce15">
            <text:p>2.887.327.07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4">
            <text:p>-<text:s/></text:p>
          </table:table-cell>
          <table:table-cell office:value-type="float" office:value="3097.64" table:style-name="ce14">
            <text:p>3.09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979580.75" table:style-name="ce14">
            <text:p>979.58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3506543.379999999" table:style-name="ce14">
            <text:p>23.506.543<text:s/></text:p>
          </table:table-cell>
          <table:table-cell office:value-type="float" office:value="295.83" table:style-name="ce14">
            <text:p>29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64728.08" table:style-name="ce14">
            <text:p>64.72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340.0200000000004" table:style-name="ce14">
            <text:p>4.340<text:s/></text:p>
          </table:table-cell>
          <table:table-cell office:value-type="float" office:value="12187.66" table:style-name="ce14">
            <text:p>12.18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791542.1" table:style-name="ce14">
            <text:p>791.542<text:s/></text:p>
          </table:table-cell>
          <table:table-cell office:value-type="float" office:value="434920641.70999998" table:style-name="ce14">
            <text:p>434.920.64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921120.6" table:style-name="ce14">
            <text:p>2.921.121<text:s/></text:p>
          </table:table-cell>
          <table:table-cell office:value-type="float" office:value="212.05" table:style-name="ce14">
            <text:p>21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96738.98" table:style-name="ce14">
            <text:p>496.73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63701028.80000001" table:style-name="ce15">
            <text:p>463.701.02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5406566.5300000003" table:style-name="ce14">
            <text:p>5.406.567<text:s/></text:p>
          </table:table-cell>
          <table:table-cell office:value-type="float" office:value="17384202.710000001" table:style-name="ce14">
            <text:p>17.384.203<text:s/></text:p>
          </table:table-cell>
          <table:table-cell office:value-type="float" office:value="17661638.879999999" table:style-name="ce14">
            <text:p>17.661.639<text:s/></text:p>
          </table:table-cell>
          <table:table-cell office:value-type="float" office:value="15360147.939999999" table:style-name="ce14">
            <text:p>15.360.148<text:s/></text:p>
          </table:table-cell>
          <table:table-cell office:value-type="float" office:value="48305642.75" table:style-name="ce14">
            <text:p>48.305.643<text:s/></text:p>
          </table:table-cell>
          <table:table-cell office:value-type="float" office:value="36486829.399999999" table:style-name="ce14">
            <text:p>36.486.829<text:s/></text:p>
          </table:table-cell>
          <table:table-cell office:value-type="float" office:value="1127074085.49" table:style-name="ce14">
            <text:p>1.127.074.085<text:s/></text:p>
          </table:table-cell>
          <table:table-cell office:value-type="float" office:value="23160608.460000001" table:style-name="ce14">
            <text:p>23.160.608<text:s/></text:p>
          </table:table-cell>
          <table:table-cell office:value-type="float" office:value="29570012.760000002" table:style-name="ce14">
            <text:p>29.570.013<text:s/></text:p>
          </table:table-cell>
          <table:table-cell office:value-type="float" office:value="17966849.66" table:style-name="ce14">
            <text:p>17.966.850<text:s/></text:p>
          </table:table-cell>
          <table:table-cell office:value-type="float" office:value="121771723.92" table:style-name="ce14">
            <text:p>121.771.724<text:s/></text:p>
          </table:table-cell>
          <table:table-cell office:value-type="float" office:value="16751837.49" table:style-name="ce14">
            <text:p>16.751.837<text:s/></text:p>
          </table:table-cell>
          <table:table-cell office:value-type="float" office:value="18820742.91" table:style-name="ce14">
            <text:p>18.820.743<text:s/></text:p>
          </table:table-cell>
          <table:table-cell office:value-type="float" office:value="30068297.690000001" table:style-name="ce14">
            <text:p>30.068.298<text:s/></text:p>
          </table:table-cell>
          <table:table-cell office:value-type="float" office:value="38485765.810000002" table:style-name="ce14">
            <text:p>38.485.766<text:s/></text:p>
          </table:table-cell>
          <table:table-cell office:value-type="float" office:value="50785656.640000001" table:style-name="ce14">
            <text:p>50.785.657<text:s/></text:p>
          </table:table-cell>
          <table:table-cell office:value-type="float" office:value="15054595.49" table:style-name="ce14">
            <text:p>15.054.595<text:s/></text:p>
          </table:table-cell>
          <table:table-cell office:value-type="float" office:value="54147226.780000001" table:style-name="ce14">
            <text:p>54.147.227<text:s/></text:p>
          </table:table-cell>
          <table:table-cell office:value-type="float" office:value="228454173.56999999" table:style-name="ce14">
            <text:p>228.454.174<text:s/></text:p>
          </table:table-cell>
          <table:table-cell office:value-type="float" office:value="29513930.850000001" table:style-name="ce14">
            <text:p>29.513.931<text:s/></text:p>
          </table:table-cell>
          <table:table-cell office:value-type="float" office:value="15077232.439999999" table:style-name="ce14">
            <text:p>15.077.232<text:s/></text:p>
          </table:table-cell>
          <table:table-cell office:value-type="float" office:value="11905949.98" table:style-name="ce14">
            <text:p>11.905.950<text:s/></text:p>
          </table:table-cell>
          <table:table-cell office:value-type="float" office:value="89355649.299999997" table:style-name="ce14">
            <text:p>89.355.649<text:s/></text:p>
          </table:table-cell>
          <table:table-cell office:value-type="float" office:value="41502267.890000001" table:style-name="ce14">
            <text:p>41.502.268<text:s/></text:p>
          </table:table-cell>
          <table:table-cell office:value-type="float" office:value="13445009.449999999" table:style-name="ce14">
            <text:p>13.445.009<text:s/></text:p>
          </table:table-cell>
          <table:table-cell office:value-type="float" office:value="108505828.98" table:style-name="ce14">
            <text:p>108.505.829<text:s/></text:p>
          </table:table-cell>
          <table:table-cell office:value-type="float" office:value="6931746.5300000003" table:style-name="ce14">
            <text:p>6.931.747<text:s/></text:p>
          </table:table-cell>
          <table:table-cell office:value-type="float" office:value="2228954220.3000007" table:style-name="ce15">
            <text:p>2.228.954.22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2150582.77" table:style-name="ce14">
            <text:p>2.150.583<text:s/></text:p>
          </table:table-cell>
          <table:table-cell office:value-type="float" office:value="5886778.0099999998" table:style-name="ce14">
            <text:p>5.886.778<text:s/></text:p>
          </table:table-cell>
          <table:table-cell office:value-type="float" office:value="29114537.439999998" table:style-name="ce14">
            <text:p>29.114.537<text:s/></text:p>
          </table:table-cell>
          <table:table-cell office:value-type="float" office:value="2557101.08" table:style-name="ce14">
            <text:p>2.557.101<text:s/></text:p>
          </table:table-cell>
          <table:table-cell office:value-type="float" office:value="30224579.400000002" table:style-name="ce14">
            <text:p>30.224.579<text:s/></text:p>
          </table:table-cell>
          <table:table-cell office:value-type="float" office:value="27168702.410000004" table:style-name="ce14">
            <text:p>27.168.702<text:s/></text:p>
          </table:table-cell>
          <table:table-cell office:value-type="float" office:value="384895897.35000002" table:style-name="ce14">
            <text:p>384.895.897<text:s/></text:p>
          </table:table-cell>
          <table:table-cell office:value-type="float" office:value="18624824.829999998" table:style-name="ce14">
            <text:p>18.624.825<text:s/></text:p>
          </table:table-cell>
          <table:table-cell office:value-type="float" office:value="22090240.23" table:style-name="ce14">
            <text:p>22.090.240<text:s/></text:p>
          </table:table-cell>
          <table:table-cell office:value-type="float" office:value="7189046.9400000004" table:style-name="ce14">
            <text:p>7.189.047<text:s/></text:p>
          </table:table-cell>
          <table:table-cell office:value-type="float" office:value="71975452.670000002" table:style-name="ce14">
            <text:p>71.975.453<text:s/></text:p>
          </table:table-cell>
          <table:table-cell office:value-type="float" office:value="9928460.3299999982" table:style-name="ce14">
            <text:p>9.928.460<text:s/></text:p>
          </table:table-cell>
          <table:table-cell office:value-type="float" office:value="15908420.440000001" table:style-name="ce14">
            <text:p>15.908.420<text:s/></text:p>
          </table:table-cell>
          <table:table-cell office:value-type="float" office:value="15825724.829999998" table:style-name="ce14">
            <text:p>15.825.725<text:s/></text:p>
          </table:table-cell>
          <table:table-cell office:value-type="float" office:value="7099668.71" table:style-name="ce14">
            <text:p>7.099.669<text:s/></text:p>
          </table:table-cell>
          <table:table-cell office:value-type="float" office:value="30397003.299999997" table:style-name="ce14">
            <text:p>30.397.003<text:s/></text:p>
          </table:table-cell>
          <table:table-cell office:value-type="float" office:value="4196812.6900000004" table:style-name="ce14">
            <text:p>4.196.813<text:s/></text:p>
          </table:table-cell>
          <table:table-cell office:value-type="float" office:value="84565020.670000002" table:style-name="ce14">
            <text:p>84.565.021<text:s/></text:p>
          </table:table-cell>
          <table:table-cell office:value-type="float" office:value="2235433020.9899998" table:style-name="ce14">
            <text:p>2.235.433.021<text:s/></text:p>
          </table:table-cell>
          <table:table-cell office:value-type="float" office:value="13193681.34" table:style-name="ce14">
            <text:p>13.193.681<text:s/></text:p>
          </table:table-cell>
          <table:table-cell office:value-type="float" office:value="3541496.21" table:style-name="ce14">
            <text:p>3.541.496<text:s/></text:p>
          </table:table-cell>
          <table:table-cell office:value-type="float" office:value="2027545.6300000001" table:style-name="ce14">
            <text:p>2.027.546<text:s/></text:p>
          </table:table-cell>
          <table:table-cell office:value-type="float" office:value="54950690.460000008" table:style-name="ce14">
            <text:p>54.950.690<text:s/></text:p>
          </table:table-cell>
          <table:table-cell office:value-type="float" office:value="54899251.500000007" table:style-name="ce14">
            <text:p>54.899.252<text:s/></text:p>
          </table:table-cell>
          <table:table-cell office:value-type="float" office:value="6339304.3599999994" table:style-name="ce14">
            <text:p>6.339.304<text:s/></text:p>
          </table:table-cell>
          <table:table-cell office:value-type="float" office:value="1335821943.3599999" table:style-name="ce14">
            <text:p>1.335.821.943<text:s/></text:p>
          </table:table-cell>
          <table:table-cell office:value-type="float" office:value="3816511.68" table:style-name="ce14">
            <text:p>3.816.512<text:s/></text:p>
          </table:table-cell>
          <table:table-cell office:value-type="float" office:value="4479822299.6300011" table:style-name="ce15">
            <text:p>4.479.822.300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19">
            <text:p>SUBTOTAL [A]</text:p>
          </table:table-cell>
          <table:table-cell office:value-type="float" office:value="39278746.019999996" table:style-name="ce20">
            <text:p>39.278.746<text:s/></text:p>
          </table:table-cell>
          <table:table-cell office:value-type="float" office:value="165792273.21000001" table:style-name="ce20">
            <text:p>165.792.273<text:s/></text:p>
          </table:table-cell>
          <table:table-cell office:value-type="float" office:value="776568109.15999997" table:style-name="ce20">
            <text:p>776.568.109<text:s/></text:p>
          </table:table-cell>
          <table:table-cell office:value-type="float" office:value="44385673.780000001" table:style-name="ce20">
            <text:p>44.385.674<text:s/></text:p>
          </table:table-cell>
          <table:table-cell office:value-type="float" office:value="1152043935.03" table:style-name="ce20">
            <text:p>1.152.043.935<text:s/></text:p>
          </table:table-cell>
          <table:table-cell office:value-type="float" office:value="786566031.46000004" table:style-name="ce20">
            <text:p>786.566.031<text:s/></text:p>
          </table:table-cell>
          <table:table-cell office:value-type="float" office:value="6102369400.1700001" table:style-name="ce20">
            <text:p>6.102.369.400<text:s/></text:p>
          </table:table-cell>
          <table:table-cell office:value-type="float" office:value="1068248120.75" table:style-name="ce20">
            <text:p>1.068.248.121<text:s/></text:p>
          </table:table-cell>
          <table:table-cell office:value-type="float" office:value="664163106.25999999" table:style-name="ce20">
            <text:p>664.163.106<text:s/></text:p>
          </table:table-cell>
          <table:table-cell office:value-type="float" office:value="365487344.98000002" table:style-name="ce20">
            <text:p>365.487.345<text:s/></text:p>
          </table:table-cell>
          <table:table-cell office:value-type="float" office:value="3019645631.46" table:style-name="ce20">
            <text:p>3.019.645.631<text:s/></text:p>
          </table:table-cell>
          <table:table-cell office:value-type="float" office:value="255918176.46999997" table:style-name="ce20">
            <text:p>255.918.176<text:s/></text:p>
          </table:table-cell>
          <table:table-cell office:value-type="float" office:value="332137412.94999999" table:style-name="ce20">
            <text:p>332.137.413<text:s/></text:p>
          </table:table-cell>
          <table:table-cell office:value-type="float" office:value="378937424.45000005" table:style-name="ce20">
            <text:p>378.937.424<text:s/></text:p>
          </table:table-cell>
          <table:table-cell office:value-type="float" office:value="234917151.04000002" table:style-name="ce20">
            <text:p>234.917.151<text:s/></text:p>
          </table:table-cell>
          <table:table-cell office:value-type="float" office:value="1046935282.0200001" table:style-name="ce20">
            <text:p>1.046.935.282<text:s/></text:p>
          </table:table-cell>
          <table:table-cell office:value-type="float" office:value="135076330.25999999" table:style-name="ce20">
            <text:p>135.076.330<text:s/></text:p>
          </table:table-cell>
          <table:table-cell office:value-type="float" office:value="2927773062.7699995" table:style-name="ce20">
            <text:p>2.927.773.063<text:s/></text:p>
          </table:table-cell>
          <table:table-cell office:value-type="float" office:value="12095827508.98" table:style-name="ce20">
            <text:p>12.095.827.509<text:s/></text:p>
          </table:table-cell>
          <table:table-cell office:value-type="float" office:value="223061318.84999999" table:style-name="ce20">
            <text:p>223.061.319<text:s/></text:p>
          </table:table-cell>
          <table:table-cell office:value-type="float" office:value="111707166.06" table:style-name="ce20">
            <text:p>111.707.166<text:s/></text:p>
          </table:table-cell>
          <table:table-cell office:value-type="float" office:value="38771603.019999996" table:style-name="ce20">
            <text:p>38.771.603<text:s/></text:p>
          </table:table-cell>
          <table:table-cell office:value-type="float" office:value="2797390707.1300001" table:style-name="ce20">
            <text:p>2.797.390.707<text:s/></text:p>
          </table:table-cell>
          <table:table-cell office:value-type="float" office:value="2423456842.1400003" table:style-name="ce20">
            <text:p>2.423.456.842<text:s/></text:p>
          </table:table-cell>
          <table:table-cell office:value-type="float" office:value="157790453.5" table:style-name="ce20">
            <text:p>157.790.454<text:s/></text:p>
          </table:table-cell>
          <table:table-cell office:value-type="float" office:value="25563386047.830002" table:style-name="ce20">
            <text:p>25.563.386.048<text:s/></text:p>
          </table:table-cell>
          <table:table-cell office:value-type="float" office:value="79644418.600000009" table:style-name="ce20">
            <text:p>79.644.419<text:s/></text:p>
          </table:table-cell>
          <table:table-cell office:value-type="float" office:value="62987279278.349998" table:style-name="ce21">
            <text:p>62.987.279.278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3">
            <text:p>RECEITA PREVIDENCIÁRIA [B]</text:p>
          </table:table-cell>
          <table:table-cell office:value-type="float" office:value="50838031.034708746" table:style-name="ce24">
            <text:p>50.838.031<text:s/></text:p>
          </table:table-cell>
          <table:table-cell office:value-type="float" office:value="134609995.25197309" table:style-name="ce24">
            <text:p>134.609.995<text:s/></text:p>
          </table:table-cell>
          <table:table-cell office:value-type="float" office:value="206136481.15944707" table:style-name="ce24">
            <text:p>206.136.481<text:s/></text:p>
          </table:table-cell>
          <table:table-cell office:value-type="float" office:value="30757117.705851957" table:style-name="ce24">
            <text:p>30.757.118<text:s/></text:p>
          </table:table-cell>
          <table:table-cell office:value-type="float" office:value="727918262.5359211" table:style-name="ce24">
            <text:p>727.918.263<text:s/></text:p>
          </table:table-cell>
          <table:table-cell office:value-type="float" office:value="589451159.93819225" table:style-name="ce24">
            <text:p>589.451.160<text:s/></text:p>
          </table:table-cell>
          <table:table-cell office:value-type="float" office:value="1565156928.1744661" table:style-name="ce24">
            <text:p>1.565.156.928<text:s/></text:p>
          </table:table-cell>
          <table:table-cell office:value-type="float" office:value="444424180.47954673" table:style-name="ce24">
            <text:p>444.424.180<text:s/></text:p>
          </table:table-cell>
          <table:table-cell office:value-type="float" office:value="429227867.85092616" table:style-name="ce24">
            <text:p>429.227.868<text:s/></text:p>
          </table:table-cell>
          <table:table-cell office:value-type="float" office:value="196619941.39747864" table:style-name="ce24">
            <text:p>196.619.941<text:s/></text:p>
          </table:table-cell>
          <table:table-cell office:value-type="float" office:value="2106882609.133291" table:style-name="ce24">
            <text:p>2.106.882.609<text:s/></text:p>
          </table:table-cell>
          <table:table-cell office:value-type="float" office:value="236568002.67939889" table:style-name="ce24">
            <text:p>236.568.003<text:s/></text:p>
          </table:table-cell>
          <table:table-cell office:value-type="float" office:value="290379277.92032743" table:style-name="ce24">
            <text:p>290.379.278<text:s/></text:p>
          </table:table-cell>
          <table:table-cell office:value-type="float" office:value="354507196.68345177" table:style-name="ce24">
            <text:p>354.507.197<text:s/></text:p>
          </table:table-cell>
          <table:table-cell office:value-type="float" office:value="191401709.30320561" table:style-name="ce24">
            <text:p>191.401.709<text:s/></text:p>
          </table:table-cell>
          <table:table-cell office:value-type="float" office:value="543058175.97684538" table:style-name="ce24">
            <text:p>543.058.176<text:s/></text:p>
          </table:table-cell>
          <table:table-cell office:value-type="float" office:value="121675324.87721425" table:style-name="ce24">
            <text:p>121.675.325<text:s/></text:p>
          </table:table-cell>
          <table:table-cell office:value-type="float" office:value="1703457753.3850389" table:style-name="ce24">
            <text:p>1.703.457.753<text:s/></text:p>
          </table:table-cell>
          <table:table-cell office:value-type="float" office:value="3631071885.0935469" table:style-name="ce24">
            <text:p>3.631.071.885<text:s/></text:p>
          </table:table-cell>
          <table:table-cell office:value-type="float" office:value="168486797.34120938" table:style-name="ce24">
            <text:p>168.486.797<text:s/></text:p>
          </table:table-cell>
          <table:table-cell office:value-type="float" office:value="95418536.37269862" table:style-name="ce24">
            <text:p>95.418.536<text:s/></text:p>
          </table:table-cell>
          <table:table-cell office:value-type="float" office:value="31976560.539029215" table:style-name="ce24">
            <text:p>31.976.561<text:s/></text:p>
          </table:table-cell>
          <table:table-cell office:value-type="float" office:value="1886483877.0182908" table:style-name="ce24">
            <text:p>1.886.483.877<text:s/></text:p>
          </table:table-cell>
          <table:table-cell office:value-type="float" office:value="1184293538.9742498" table:style-name="ce24">
            <text:p>1.184.293.539<text:s/></text:p>
          </table:table-cell>
          <table:table-cell office:value-type="float" office:value="147499132.92810917" table:style-name="ce24">
            <text:p>147.499.133<text:s/></text:p>
          </table:table-cell>
          <table:table-cell office:value-type="float" office:value="11986268211.598551" table:style-name="ce24">
            <text:p>11.986.268.212<text:s/></text:p>
          </table:table-cell>
          <table:table-cell office:value-type="float" office:value="59038596.067034259" table:style-name="ce24">
            <text:p>59.038.596<text:s/></text:p>
          </table:table-cell>
          <table:table-cell office:value-type="float" office:value="29113607151.42001" table:style-name="ce25">
            <text:p>29.113.607.151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PRÓPRIA</text:p>
          </table:table-cell>
          <table:table-cell office:value-type="float" office:value="48215164.423685879" table:style-name="ce27">
            <text:p>48.215.164<text:s/></text:p>
          </table:table-cell>
          <table:table-cell office:value-type="float" office:value="126583291.10677843" table:style-name="ce27">
            <text:p>126.583.291<text:s/></text:p>
          </table:table-cell>
          <table:table-cell office:value-type="float" office:value="186146513.27880618" table:style-name="ce27">
            <text:p>186.146.513<text:s/></text:p>
          </table:table-cell>
          <table:table-cell office:value-type="float" office:value="28945167.204349857" table:style-name="ce27">
            <text:p>28.945.167<text:s/></text:p>
          </table:table-cell>
          <table:table-cell office:value-type="float" office:value="663700105.90302718" table:style-name="ce27">
            <text:p>663.700.106<text:s/></text:p>
          </table:table-cell>
          <table:table-cell office:value-type="float" office:value="529379194.93315738" table:style-name="ce27">
            <text:p>529.379.195<text:s/></text:p>
          </table:table-cell>
          <table:table-cell office:value-type="float" office:value="1435943150.075228" table:style-name="ce27">
            <text:p>1.435.943.150<text:s/></text:p>
          </table:table-cell>
          <table:table-cell office:value-type="float" office:value="406789729.33354574" table:style-name="ce27">
            <text:p>406.789.729<text:s/></text:p>
          </table:table-cell>
          <table:table-cell office:value-type="float" office:value="393775364.57808095" table:style-name="ce27">
            <text:p>393.775.365<text:s/></text:p>
          </table:table-cell>
          <table:table-cell office:value-type="float" office:value="181701685.01191601" table:style-name="ce27">
            <text:p>181.701.685<text:s/></text:p>
          </table:table-cell>
          <table:table-cell office:value-type="float" office:value="1910560830.1704817" table:style-name="ce27">
            <text:p>1.910.560.830<text:s/></text:p>
          </table:table-cell>
          <table:table-cell office:value-type="float" office:value="218014232.11189553" table:style-name="ce27">
            <text:p>218.014.232<text:s/></text:p>
          </table:table-cell>
          <table:table-cell office:value-type="float" office:value="264355837.64710158" table:style-name="ce27">
            <text:p>264.355.838<text:s/></text:p>
          </table:table-cell>
          <table:table-cell office:value-type="float" office:value="326306705.24453485" table:style-name="ce27">
            <text:p>326.306.705<text:s/></text:p>
          </table:table-cell>
          <table:table-cell office:value-type="float" office:value="180053143.95706737" table:style-name="ce27">
            <text:p>180.053.144<text:s/></text:p>
          </table:table-cell>
          <table:table-cell office:value-type="float" office:value="489625616.80006588" table:style-name="ce27">
            <text:p>489.625.617<text:s/></text:p>
          </table:table-cell>
          <table:table-cell office:value-type="float" office:value="115100900.3709081" table:style-name="ce27">
            <text:p>115.100.900<text:s/></text:p>
          </table:table-cell>
          <table:table-cell office:value-type="float" office:value="1531094829.0423727" table:style-name="ce27">
            <text:p>1.531.094.829<text:s/></text:p>
          </table:table-cell>
          <table:table-cell office:value-type="float" office:value="3259723996.827621" table:style-name="ce27">
            <text:p>3.259.723.997<text:s/></text:p>
          </table:table-cell>
          <table:table-cell office:value-type="float" office:value="155454168.27211457" table:style-name="ce27">
            <text:p>155.454.168<text:s/></text:p>
          </table:table-cell>
          <table:table-cell office:value-type="float" office:value="87916367.401316032" table:style-name="ce27">
            <text:p>87.916.367<text:s/></text:p>
          </table:table-cell>
          <table:table-cell office:value-type="float" office:value="30408235.270944286" table:style-name="ce27">
            <text:p>30.408.235<text:s/></text:p>
          </table:table-cell>
          <table:table-cell office:value-type="float" office:value="1705557361.8059678" table:style-name="ce27">
            <text:p>1.705.557.362<text:s/></text:p>
          </table:table-cell>
          <table:table-cell office:value-type="float" office:value="1065276012.9321455" table:style-name="ce27">
            <text:p>1.065.276.013<text:s/></text:p>
          </table:table-cell>
          <table:table-cell office:value-type="float" office:value="138132520.50922656" table:style-name="ce27">
            <text:p>138.132.521<text:s/></text:p>
          </table:table-cell>
          <table:table-cell office:value-type="float" office:value="10609698048.555664" table:style-name="ce27">
            <text:p>10.609.698.049<text:s/></text:p>
          </table:table-cell>
          <table:table-cell office:value-type="float" office:value="54747095.632004939" table:style-name="ce27">
            <text:p>54.747.096<text:s/></text:p>
          </table:table-cell>
          <table:table-cell office:value-type="float" office:value="26143205268.400005" table:style-name="ce28">
            <text:p>26.143.205.268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DEMAIS</text:p>
          </table:table-cell>
          <table:table-cell office:value-type="float" office:value="2622866.6110228645" table:style-name="ce27">
            <text:p>2.622.867<text:s/></text:p>
          </table:table-cell>
          <table:table-cell office:value-type="float" office:value="8026704.1451946711" table:style-name="ce27">
            <text:p>8.026.704<text:s/></text:p>
          </table:table-cell>
          <table:table-cell office:value-type="float" office:value="19989967.880640894" table:style-name="ce27">
            <text:p>19.989.968<text:s/></text:p>
          </table:table-cell>
          <table:table-cell office:value-type="float" office:value="1811950.5015020985" table:style-name="ce27">
            <text:p>1.811.951<text:s/></text:p>
          </table:table-cell>
          <table:table-cell office:value-type="float" office:value="64218156.63289386" table:style-name="ce27">
            <text:p>64.218.157<text:s/></text:p>
          </table:table-cell>
          <table:table-cell office:value-type="float" office:value="60071965.005034909" table:style-name="ce27">
            <text:p>60.071.965<text:s/></text:p>
          </table:table-cell>
          <table:table-cell office:value-type="float" office:value="129213778.09923826" table:style-name="ce27">
            <text:p>129.213.778<text:s/></text:p>
          </table:table-cell>
          <table:table-cell office:value-type="float" office:value="37634451.146000959" table:style-name="ce27">
            <text:p>37.634.451<text:s/></text:p>
          </table:table-cell>
          <table:table-cell office:value-type="float" office:value="35452503.272845194" table:style-name="ce27">
            <text:p>35.452.503<text:s/></text:p>
          </table:table-cell>
          <table:table-cell office:value-type="float" office:value="14918256.385562629" table:style-name="ce27">
            <text:p>14.918.256<text:s/></text:p>
          </table:table-cell>
          <table:table-cell office:value-type="float" office:value="196321778.96280923" table:style-name="ce27">
            <text:p>196.321.779<text:s/></text:p>
          </table:table-cell>
          <table:table-cell office:value-type="float" office:value="18553770.567503359" table:style-name="ce27">
            <text:p>18.553.771<text:s/></text:p>
          </table:table-cell>
          <table:table-cell office:value-type="float" office:value="26023440.273225844" table:style-name="ce27">
            <text:p>26.023.440<text:s/></text:p>
          </table:table-cell>
          <table:table-cell office:value-type="float" office:value="28200491.438916948" table:style-name="ce27">
            <text:p>28.200.491<text:s/></text:p>
          </table:table-cell>
          <table:table-cell office:value-type="float" office:value="11348565.34613825" table:style-name="ce27">
            <text:p>11.348.565<text:s/></text:p>
          </table:table-cell>
          <table:table-cell office:value-type="float" office:value="53432559.176779546" table:style-name="ce27">
            <text:p>53.432.559<text:s/></text:p>
          </table:table-cell>
          <table:table-cell office:value-type="float" office:value="6574424.5063061528" table:style-name="ce27">
            <text:p>6.574.425<text:s/></text:p>
          </table:table-cell>
          <table:table-cell office:value-type="float" office:value="172362924.34266609" table:style-name="ce27">
            <text:p>172.362.924<text:s/></text:p>
          </table:table-cell>
          <table:table-cell office:value-type="float" office:value="371347888.26592571" table:style-name="ce27">
            <text:p>371.347.888<text:s/></text:p>
          </table:table-cell>
          <table:table-cell office:value-type="float" office:value="13032629.069094818" table:style-name="ce27">
            <text:p>13.032.629<text:s/></text:p>
          </table:table-cell>
          <table:table-cell office:value-type="float" office:value="7502168.97138259" table:style-name="ce27">
            <text:p>7.502.169<text:s/></text:p>
          </table:table-cell>
          <table:table-cell office:value-type="float" office:value="1568325.2680849293" table:style-name="ce27">
            <text:p>1.568.325<text:s/></text:p>
          </table:table-cell>
          <table:table-cell office:value-type="float" office:value="180926515.21232304" table:style-name="ce27">
            <text:p>180.926.515<text:s/></text:p>
          </table:table-cell>
          <table:table-cell office:value-type="float" office:value="119017526.04210448" table:style-name="ce27">
            <text:p>119.017.526<text:s/></text:p>
          </table:table-cell>
          <table:table-cell office:value-type="float" office:value="9366612.4188826066" table:style-name="ce27">
            <text:p>9.366.612<text:s/></text:p>
          </table:table-cell>
          <table:table-cell office:value-type="float" office:value="1376570163.042887" table:style-name="ce27">
            <text:p>1.376.570.163<text:s/></text:p>
          </table:table-cell>
          <table:table-cell office:value-type="float" office:value="4291500.4350293195" table:style-name="ce27">
            <text:p>4.291.500<text:s/></text:p>
          </table:table-cell>
          <table:table-cell office:value-type="float" office:value="2970401883.0199962" table:style-name="ce28">
            <text:p>2.970.401.883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ADMINISTRADAS PELA RFB [C]=[A]+[B]</text:p>
          </table:table-cell>
          <table:table-cell office:value-type="float" office:value="90116777.054708749" table:style-name="ce20">
            <text:p>90.116.777<text:s/></text:p>
          </table:table-cell>
          <table:table-cell office:value-type="float" office:value="300402268.46197307" table:style-name="ce20">
            <text:p>300.402.268<text:s/></text:p>
          </table:table-cell>
          <table:table-cell office:value-type="float" office:value="982704590.31944704" table:style-name="ce20">
            <text:p>982.704.590<text:s/></text:p>
          </table:table-cell>
          <table:table-cell office:value-type="float" office:value="75142791.485851958" table:style-name="ce20">
            <text:p>75.142.791<text:s/></text:p>
          </table:table-cell>
          <table:table-cell office:value-type="float" office:value="1879962197.5659211" table:style-name="ce20">
            <text:p>1.879.962.198<text:s/></text:p>
          </table:table-cell>
          <table:table-cell office:value-type="float" office:value="1376017191.3981924" table:style-name="ce20">
            <text:p>1.376.017.191<text:s/></text:p>
          </table:table-cell>
          <table:table-cell office:value-type="float" office:value="7667526328.3444662" table:style-name="ce20">
            <text:p>7.667.526.328<text:s/></text:p>
          </table:table-cell>
          <table:table-cell office:value-type="float" office:value="1512672301.2295468" table:style-name="ce20">
            <text:p>1.512.672.301<text:s/></text:p>
          </table:table-cell>
          <table:table-cell office:value-type="float" office:value="1093390974.1109262" table:style-name="ce20">
            <text:p>1.093.390.974<text:s/></text:p>
          </table:table-cell>
          <table:table-cell office:value-type="float" office:value="562107286.3774786" table:style-name="ce20">
            <text:p>562.107.286<text:s/></text:p>
          </table:table-cell>
          <table:table-cell office:value-type="float" office:value="5126528240.5932913" table:style-name="ce20">
            <text:p>5.126.528.241<text:s/></text:p>
          </table:table-cell>
          <table:table-cell office:value-type="float" office:value="492486179.14939886" table:style-name="ce20">
            <text:p>492.486.179<text:s/></text:p>
          </table:table-cell>
          <table:table-cell office:value-type="float" office:value="622516690.87032747" table:style-name="ce20">
            <text:p>622.516.691<text:s/></text:p>
          </table:table-cell>
          <table:table-cell office:value-type="float" office:value="733444621.13345182" table:style-name="ce20">
            <text:p>733.444.621<text:s/></text:p>
          </table:table-cell>
          <table:table-cell office:value-type="float" office:value="426318860.34320563" table:style-name="ce20">
            <text:p>426.318.860<text:s/></text:p>
          </table:table-cell>
          <table:table-cell office:value-type="float" office:value="1589993457.9968455" table:style-name="ce20">
            <text:p>1.589.993.458<text:s/></text:p>
          </table:table-cell>
          <table:table-cell office:value-type="float" office:value="256751655.13721424" table:style-name="ce20">
            <text:p>256.751.655<text:s/></text:p>
          </table:table-cell>
          <table:table-cell office:value-type="float" office:value="4631230816.1550388" table:style-name="ce20">
            <text:p>4.631.230.816<text:s/></text:p>
          </table:table-cell>
          <table:table-cell office:value-type="float" office:value="15726899394.073547" table:style-name="ce20">
            <text:p>15.726.899.394<text:s/></text:p>
          </table:table-cell>
          <table:table-cell office:value-type="float" office:value="391548116.19120938" table:style-name="ce20">
            <text:p>391.548.116<text:s/></text:p>
          </table:table-cell>
          <table:table-cell office:value-type="float" office:value="207125702.43269861" table:style-name="ce20">
            <text:p>207.125.702<text:s/></text:p>
          </table:table-cell>
          <table:table-cell office:value-type="float" office:value="70748163.559029207" table:style-name="ce20">
            <text:p>70.748.164<text:s/></text:p>
          </table:table-cell>
          <table:table-cell office:value-type="float" office:value="4683874584.1482906" table:style-name="ce20">
            <text:p>4.683.874.584<text:s/></text:p>
          </table:table-cell>
          <table:table-cell office:value-type="float" office:value="3607750381.1142502" table:style-name="ce20">
            <text:p>3.607.750.381<text:s/></text:p>
          </table:table-cell>
          <table:table-cell office:value-type="float" office:value="305289586.42810917" table:style-name="ce20">
            <text:p>305.289.586<text:s/></text:p>
          </table:table-cell>
          <table:table-cell office:value-type="float" office:value="37549654259.428551" table:style-name="ce20">
            <text:p>37.549.654.259<text:s/></text:p>
          </table:table-cell>
          <table:table-cell office:value-type="float" office:value="138683014.66703427" table:style-name="ce20">
            <text:p>138.683.015<text:s/></text:p>
          </table:table-cell>
          <table:table-cell office:value-type="float" office:value="92100886429.770004" table:style-name="ce21">
            <text:p>92.100.886.430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6">
            <text:p>ADMINISTRADAS POR OUTROS ÓRGÃOS [D]</text:p>
          </table:table-cell>
          <table:table-cell office:value-type="float" office:value="1091389.0959608615" table:style-name="ce14">
            <text:p>1.091.389<text:s/></text:p>
          </table:table-cell>
          <table:table-cell office:value-type="float" office:value="3459539.941832914" table:style-name="ce14">
            <text:p>3.459.540<text:s/></text:p>
          </table:table-cell>
          <table:table-cell office:value-type="float" office:value="4014261.1458455846" table:style-name="ce14">
            <text:p>4.014.261<text:s/></text:p>
          </table:table-cell>
          <table:table-cell office:value-type="float" office:value="276778.32987671235" table:style-name="ce14">
            <text:p>276.778<text:s/></text:p>
          </table:table-cell>
          <table:table-cell office:value-type="float" office:value="17236019.103498679" table:style-name="ce14">
            <text:p>17.236.019<text:s/></text:p>
          </table:table-cell>
          <table:table-cell office:value-type="float" office:value="9865676.7370458227" table:style-name="ce14">
            <text:p>9.865.677<text:s/></text:p>
          </table:table-cell>
          <table:table-cell office:value-type="float" office:value="10982946.98650703" table:style-name="ce14">
            <text:p>10.982.947<text:s/></text:p>
          </table:table-cell>
          <table:table-cell office:value-type="float" office:value="7912759.961067657" table:style-name="ce14">
            <text:p>7.912.760<text:s/></text:p>
          </table:table-cell>
          <table:table-cell office:value-type="float" office:value="13877495.967315497" table:style-name="ce14">
            <text:p>13.877.496<text:s/></text:p>
          </table:table-cell>
          <table:table-cell office:value-type="float" office:value="4870280.1982222106" table:style-name="ce14">
            <text:p>4.870.280<text:s/></text:p>
          </table:table-cell>
          <table:table-cell office:value-type="float" office:value="33947602.416400902" table:style-name="ce14">
            <text:p>33.947.602<text:s/></text:p>
          </table:table-cell>
          <table:table-cell office:value-type="float" office:value="3691128.2770350617" table:style-name="ce14">
            <text:p>3.691.128<text:s/></text:p>
          </table:table-cell>
          <table:table-cell office:value-type="float" office:value="9944489.0791000985" table:style-name="ce14">
            <text:p>9.944.489<text:s/></text:p>
          </table:table-cell>
          <table:table-cell office:value-type="float" office:value="6755930.8344282461" table:style-name="ce14">
            <text:p>6.755.931<text:s/></text:p>
          </table:table-cell>
          <table:table-cell office:value-type="float" office:value="3500508.0180659853" table:style-name="ce14">
            <text:p>3.500.508<text:s/></text:p>
          </table:table-cell>
          <table:table-cell office:value-type="float" office:value="37877353.939528205" table:style-name="ce14">
            <text:p>37.877.354<text:s/></text:p>
          </table:table-cell>
          <table:table-cell office:value-type="float" office:value="2761630.1771000945" table:style-name="ce14">
            <text:p>2.761.630<text:s/></text:p>
          </table:table-cell>
          <table:table-cell office:value-type="float" office:value="18858027.652733006" table:style-name="ce14">
            <text:p>18.858.028<text:s/></text:p>
          </table:table-cell>
          <table:table-cell office:value-type="float" office:value="1251607145.082799" table:style-name="ce14">
            <text:p>1.251.607.145<text:s/></text:p>
          </table:table-cell>
          <table:table-cell office:value-type="float" office:value="4883377.7232964952" table:style-name="ce14">
            <text:p>4.883.378<text:s/></text:p>
          </table:table-cell>
          <table:table-cell office:value-type="float" office:value="1229637.6378894716" table:style-name="ce14">
            <text:p>1.229.638<text:s/></text:p>
          </table:table-cell>
          <table:table-cell office:value-type="float" office:value="460546.79281358136" table:style-name="ce14">
            <text:p>460.547<text:s/></text:p>
          </table:table-cell>
          <table:table-cell office:value-type="float" office:value="27258714.826196883" table:style-name="ce14">
            <text:p>27.258.715<text:s/></text:p>
          </table:table-cell>
          <table:table-cell office:value-type="float" office:value="15486948.420364859" table:style-name="ce14">
            <text:p>15.486.948<text:s/></text:p>
          </table:table-cell>
          <table:table-cell office:value-type="float" office:value="7008897.7243849738" table:style-name="ce14">
            <text:p>7.008.898<text:s/></text:p>
          </table:table-cell>
          <table:table-cell office:value-type="float" office:value="136781076.5525887" table:style-name="ce14">
            <text:p>136.781.077<text:s/></text:p>
          </table:table-cell>
          <table:table-cell office:value-type="float" office:value="1742467.6081032981" table:style-name="ce14">
            <text:p>1.742.468<text:s/></text:p>
          </table:table-cell>
          <table:table-cell office:value-type="float" office:value="1637382630.2300014" table:style-name="ce15">
            <text:p>1.637.382.630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TOTAL GERAL <text:s text:c="2"/>[E]=[C]+[D]</text:p>
          </table:table-cell>
          <table:table-cell office:value-type="float" office:value="91208166.150669605" table:style-name="ce20">
            <text:p>91.208.166<text:s/></text:p>
          </table:table-cell>
          <table:table-cell office:value-type="float" office:value="303861808.40380597" table:style-name="ce20">
            <text:p>303.861.808<text:s/></text:p>
          </table:table-cell>
          <table:table-cell office:value-type="float" office:value="986718851.46529257" table:style-name="ce20">
            <text:p>986.718.851<text:s/></text:p>
          </table:table-cell>
          <table:table-cell office:value-type="float" office:value="75419569.815728664" table:style-name="ce20">
            <text:p>75.419.570<text:s/></text:p>
          </table:table-cell>
          <table:table-cell office:value-type="float" office:value="1897198216.6694198" table:style-name="ce20">
            <text:p>1.897.198.217<text:s/></text:p>
          </table:table-cell>
          <table:table-cell office:value-type="float" office:value="1385882868.1352382" table:style-name="ce20">
            <text:p>1.385.882.868<text:s/></text:p>
          </table:table-cell>
          <table:table-cell office:value-type="float" office:value="7678509275.3309736" table:style-name="ce20">
            <text:p>7.678.509.275<text:s/></text:p>
          </table:table-cell>
          <table:table-cell office:value-type="float" office:value="1520585061.1906145" table:style-name="ce20">
            <text:p>1.520.585.061<text:s/></text:p>
          </table:table-cell>
          <table:table-cell office:value-type="float" office:value="1107268470.0782416" table:style-name="ce20">
            <text:p>1.107.268.470<text:s/></text:p>
          </table:table-cell>
          <table:table-cell office:value-type="float" office:value="566977566.57570076" table:style-name="ce20">
            <text:p>566.977.567<text:s/></text:p>
          </table:table-cell>
          <table:table-cell office:value-type="float" office:value="5160475843.0096922" table:style-name="ce20">
            <text:p>5.160.475.843<text:s/></text:p>
          </table:table-cell>
          <table:table-cell office:value-type="float" office:value="496177307.42643392" table:style-name="ce20">
            <text:p>496.177.307<text:s/></text:p>
          </table:table-cell>
          <table:table-cell office:value-type="float" office:value="632461179.9494276" table:style-name="ce20">
            <text:p>632.461.180<text:s/></text:p>
          </table:table-cell>
          <table:table-cell office:value-type="float" office:value="740200551.96788001" table:style-name="ce20">
            <text:p>740.200.552<text:s/></text:p>
          </table:table-cell>
          <table:table-cell office:value-type="float" office:value="429819368.36127162" table:style-name="ce20">
            <text:p>429.819.368<text:s/></text:p>
          </table:table-cell>
          <table:table-cell office:value-type="float" office:value="1627870811.9363737" table:style-name="ce20">
            <text:p>1.627.870.812<text:s/></text:p>
          </table:table-cell>
          <table:table-cell office:value-type="float" office:value="259513285.31431434" table:style-name="ce20">
            <text:p>259.513.285<text:s/></text:p>
          </table:table-cell>
          <table:table-cell office:value-type="float" office:value="4650088843.8077717" table:style-name="ce20">
            <text:p>4.650.088.844<text:s/></text:p>
          </table:table-cell>
          <table:table-cell office:value-type="float" office:value="16978506539.156345" table:style-name="ce20">
            <text:p>16.978.506.539<text:s/></text:p>
          </table:table-cell>
          <table:table-cell office:value-type="float" office:value="396431493.9145059" table:style-name="ce20">
            <text:p>396.431.494<text:s/></text:p>
          </table:table-cell>
          <table:table-cell office:value-type="float" office:value="208355340.07058808" table:style-name="ce20">
            <text:p>208.355.340<text:s/></text:p>
          </table:table-cell>
          <table:table-cell office:value-type="float" office:value="71208710.351842791" table:style-name="ce20">
            <text:p>71.208.710<text:s/></text:p>
          </table:table-cell>
          <table:table-cell office:value-type="float" office:value="4711133298.9744873" table:style-name="ce20">
            <text:p>4.711.133.299<text:s/></text:p>
          </table:table-cell>
          <table:table-cell office:value-type="float" office:value="3623237329.534615" table:style-name="ce20">
            <text:p>3.623.237.330<text:s/></text:p>
          </table:table-cell>
          <table:table-cell office:value-type="float" office:value="312298484.15249413" table:style-name="ce20">
            <text:p>312.298.484<text:s/></text:p>
          </table:table-cell>
          <table:table-cell office:value-type="float" office:value="37686435335.98114" table:style-name="ce20">
            <text:p>37.686.435.336<text:s/></text:p>
          </table:table-cell>
          <table:table-cell office:value-type="float" office:value="140425482.27513757" table:style-name="ce20">
            <text:p>140.425.482<text:s/></text:p>
          </table:table-cell>
          <table:table-cell office:value-type="float" office:value="93738269060" table:style-name="ce21">
            <text:p>93.738.269.060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7" table:style-name="ro6">
          <table:table-cell table:style-name="ce7"/>
          <table:table-cell table:number-columns-repeated="16383" table:style-name="ce1"/>
        </table:table-row>
        <table:table-row table:number-rows-repeated="65471" table:style-name="ro6">
          <table:table-cell table:style-name="ce7"/>
          <table:table-cell table:number-columns-repeated="16383"/>
        </table:table-row>
        <table:table-row table:number-rows-repeated="98304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3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15-09-17T13:52:19Z</dc:date>
    <meta:print-date>2011-05-12T16:46:54Z</meta:print-date>
    <meta:editing-cycles>38</meta:editing-cycles>
    <meta:editing-duration>PT3960S</meta:editing-duration>
  </office:meta>
</office:document-meta>
</file>